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DA-USD-Close-rhodcca" table:style-name="ta1">
        <table:shapes>
          <draw:frame draw:z-index="0" draw:style-name="gr1" draw:text-style-name="P1" svg:width="15.999cm" svg:height="8.999cm" svg:x="20.289cm" svg:y="0.1cm">
            <draw:object draw:notify-on-update-of-ranges="'ADA-USD-Close-rhodcca'.A1:'ADA-USD-Close-rhodcca'.A1 'ADA-USD-Close-rhodcca'.A2:'ADA-USD-Close-rhodcca'.A32 'ADA-USD-Close-rhodcca'.B1:'ADA-USD-Close-rhodcca'.B1 'ADA-USD-Close-rhodcca'.B2:'ADA-USD-Close-rhodcca'.B32 'ADA-USD-Close-rhodcca'.A1:'ADA-USD-Close-rhodcca'.A1 'ADA-USD-Close-rhodcca'.A2:'ADA-USD-Close-rhodcca'.A32 'ADA-USD-Close-rhodcca'.C1:'ADA-USD-Close-rhodcca'.C1 'ADA-USD-Close-rhodcca'.C2:'ADA-USD-Close-rhodcca'.C32 'ADA-USD-Close-rhodcca'.A1:'ADA-USD-Close-rhodcca'.A1 'ADA-USD-Close-rhodcca'.A2:'ADA-USD-Close-rhodcca'.A32 'ADA-USD-Close-rhodcca'.D1:'ADA-USD-Close-rhodcca'.D1 'ADA-USD-Close-rhodcca'.D2:'ADA-USD-Close-rhodcca'.D32 'ADA-USD-Close-rhodcca'.A1:'ADA-USD-Close-rhodcca'.A1 'ADA-USD-Close-rhodcca'.A2:'ADA-USD-Close-rhodcca'.A32 'ADA-USD-Close-rhodcca'.E1:'ADA-USD-Close-rhodcca'.E1 'ADA-USD-Close-rhodcca'.E2:'ADA-USD-Close-rhodcca'.E32 'ADA-USD-Close-rhodcca'.A1:'ADA-USD-Close-rhodcca'.A1 'ADA-USD-Close-rhodcca'.A2:'ADA-USD-Close-rhodcca'.A32 'ADA-USD-Close-rhodcca'.F1:'ADA-USD-Close-rhodcca'.F1 'ADA-USD-Close-rhodcca'.F2:'ADA-USD-Close-rhodcca'.F32 'ADA-USD-Close-rhodcca'.A1:'ADA-USD-Close-rhodcca'.A1 'ADA-USD-Close-rhodcca'.A2:'ADA-USD-Close-rhodcca'.A32 'ADA-USD-Close-rhodcca'.G1:'ADA-USD-Close-rhodcca'.G1 'ADA-USD-Close-rhodcca'.G2:'ADA-USD-Close-rhodcca'.G32 'ADA-USD-Close-rhodcca'.A1:'ADA-USD-Close-rhodcca'.A1 'ADA-USD-Close-rhodcca'.A2:'ADA-USD-Close-rhodcca'.A32 'ADA-USD-Close-rhodcca'.H1:'ADA-USD-Close-rhodcca'.H1 'ADA-USD-Close-rhodcca'.H2:'ADA-USD-Close-rhodcca'.H32 'ADA-USD-Close-rhodcca'.A1:'ADA-USD-Close-rhodcca'.A1 'ADA-USD-Close-rhodcca'.A2:'ADA-USD-Close-rhodcca'.A32 'ADA-USD-Close-rhodcca'.I1:'ADA-USD-Close-rhodcca'.I1 'ADA-USD-Close-rhodcca'.I2:'ADA-USD-Close-rhodcca'.I32 'ADA-USD-Close-rhodcca'.A1:'ADA-USD-Close-rhodcca'.A1 'ADA-USD-Close-rhodcca'.A2:'ADA-USD-Close-rhodcca'.A32 'ADA-USD-Close-rhodcca'.J1:'ADA-USD-Close-rhodcca'.J1 'ADA-USD-Close-rhodcca'.J2:'ADA-USD-Close-rhodcca'.J32 'ADA-USD-Close-rhodcca'.A1:'ADA-USD-Close-rhodcca'.A1 'ADA-USD-Close-rhodcca'.A2:'ADA-USD-Close-rhodcca'.A32 'ADA-USD-Close-rhodcca'.K1:'ADA-USD-Close-rhodcca'.K1 'ADA-USD-Close-rhodcca'.K2:'ADA-USD-Close-rhodcca'.K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.04cm" svg:height="14.084cm" svg:x="11.248cm" svg:y="0.1cm">
            <draw:object draw:notify-on-update-of-ranges="'ADA-USD-Close-rhodcca'.A2:'ADA-USD-Close-rhodcca'.A32 'ADA-USD-Close-rhodcca'.B1:'ADA-USD-Close-rhodcca'.B1 'ADA-USD-Close-rhodcca'.B2:'ADA-USD-Close-rhodcca'.B32 'ADA-USD-Close-rhodcca'.A2:'ADA-USD-Close-rhodcca'.A32 'ADA-USD-Close-rhodcca'.C1:'ADA-USD-Close-rhodcca'.C1 'ADA-USD-Close-rhodcca'.C2:'ADA-USD-Close-rhodcca'.C32 'ADA-USD-Close-rhodcca'.A2:'ADA-USD-Close-rhodcca'.A32 'ADA-USD-Close-rhodcca'.D1:'ADA-USD-Close-rhodcca'.D1 'ADA-USD-Close-rhodcca'.D2:'ADA-USD-Close-rhodcca'.D32 'ADA-USD-Close-rhodcca'.A2:'ADA-USD-Close-rhodcca'.A32 'ADA-USD-Close-rhodcca'.E1:'ADA-USD-Close-rhodcca'.E1 'ADA-USD-Close-rhodcca'.E2:'ADA-USD-Close-rhodcca'.E32 'ADA-USD-Close-rhodcca'.A2:'ADA-USD-Close-rhodcca'.A32 'ADA-USD-Close-rhodcca'.F1:'ADA-USD-Close-rhodcca'.F1 'ADA-USD-Close-rhodcca'.F2:'ADA-USD-Close-rhodcca'.F32 'ADA-USD-Close-rhodcca'.A2:'ADA-USD-Close-rhodcca'.A32 'ADA-USD-Close-rhodcca'.G1:'ADA-USD-Close-rhodcca'.G1 'ADA-USD-Close-rhodcca'.G2:'ADA-USD-Close-rhodcca'.G32 'ADA-USD-Close-rhodcca'.A2:'ADA-USD-Close-rhodcca'.A32 'ADA-USD-Close-rhodcca'.H1:'ADA-USD-Close-rhodcca'.H1 'ADA-USD-Close-rhodcca'.H2:'ADA-USD-Close-rhodcca'.H32 'ADA-USD-Close-rhodcca'.A2:'ADA-USD-Close-rhodcca'.A32 'ADA-USD-Close-rhodcca'.I1:'ADA-USD-Close-rhodcca'.I1 'ADA-USD-Close-rhodcca'.I2:'ADA-USD-Close-rhodcca'.I32 'ADA-USD-Close-rhodcca'.A2:'ADA-USD-Close-rhodcca'.A32 'ADA-USD-Close-rhodcca'.J1:'ADA-USD-Close-rhodcca'.J1 'ADA-USD-Close-rhodcca'.J2:'ADA-USD-Close-rhodcca'.J32 'ADA-USD-Close-rhodcca'.A2:'ADA-USD-Close-rhodcca'.A32 'ADA-USD-Close-rhodcca'.K1:'ADA-USD-Close-rhodcca'.K1 'ADA-USD-Close-rhodcca'.K2:'ADA-USD-Close-rhodcca'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ADA-USD</text:p>
          </table:table-cell>
          <table:table-cell office:value-type="string" calcext:value-type="string">
            <text:p>BNB-USD</text:p>
          </table:table-cell>
          <table:table-cell office:value-type="string" calcext:value-type="string">
            <text:p>BUSD-USD</text:p>
          </table:table-cell>
          <table:table-cell office:value-type="string" calcext:value-type="string">
            <text:p>DOGE-USD</text:p>
          </table:table-cell>
          <table:table-cell office:value-type="string" calcext:value-type="string">
            <text:p>ETH-USD</text:p>
          </table:table-cell>
          <table:table-cell office:value-type="string" calcext:value-type="string">
            <text:p>HEX-USD</text:p>
          </table:table-cell>
          <table:table-cell office:value-type="string" calcext:value-type="string">
            <text:p>SOL-USD</text:p>
          </table:table-cell>
          <table:table-cell office:value-type="string" calcext:value-type="string">
            <text:p>USDC-USD</text:p>
          </table:table-cell>
          <table:table-cell office:value-type="string" calcext:value-type="string">
            <text:p>USDT-USD</text:p>
          </table:table-cell>
          <table:table-cell office:value-type="string" calcext:value-type="string">
            <text:p>XRP-US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66081790353981" calcext:value-type="float">
            <text:p>0,666081790353981</text:p>
          </table:table-cell>
          <table:table-cell office:value-type="float" office:value="0.751790056492878" calcext:value-type="float">
            <text:p>0,751790056492878</text:p>
          </table:table-cell>
          <table:table-cell office:value-type="float" office:value="-0.111856269608273" calcext:value-type="float">
            <text:p>-0,111856269608273</text:p>
          </table:table-cell>
          <table:table-cell office:value-type="float" office:value="0.616611089537152" calcext:value-type="float">
            <text:p>0,616611089537152</text:p>
          </table:table-cell>
          <table:table-cell office:value-type="float" office:value="0.838383944978356" calcext:value-type="float">
            <text:p>0,838383944978356</text:p>
          </table:table-cell>
          <table:table-cell office:value-type="float" office:value="0.156458987998932" calcext:value-type="float">
            <text:p>0,156458987998932</text:p>
          </table:table-cell>
          <table:table-cell office:value-type="float" office:value="0.507919424012669" calcext:value-type="float">
            <text:p>0,507919424012669</text:p>
          </table:table-cell>
          <table:table-cell office:value-type="float" office:value="-0.153528869614714" calcext:value-type="float">
            <text:p>-0,153528869614714</text:p>
          </table:table-cell>
          <table:table-cell office:value-type="float" office:value="-0.0319949268962805" calcext:value-type="float">
            <text:p>-0,0319949268962805</text:p>
          </table:table-cell>
          <table:table-cell office:value-type="float" office:value="0.692951437170867" calcext:value-type="float">
            <text:p>0,6929514371708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5189047721373" calcext:value-type="float">
            <text:p>0,655189047721373</text:p>
          </table:table-cell>
          <table:table-cell office:value-type="float" office:value="0.742675727521637" calcext:value-type="float">
            <text:p>0,742675727521637</text:p>
          </table:table-cell>
          <table:table-cell office:value-type="float" office:value="-0.152799778694289" calcext:value-type="float">
            <text:p>-0,152799778694289</text:p>
          </table:table-cell>
          <table:table-cell office:value-type="float" office:value="0.616821912339064" calcext:value-type="float">
            <text:p>0,616821912339064</text:p>
          </table:table-cell>
          <table:table-cell office:value-type="float" office:value="0.831603710813109" calcext:value-type="float">
            <text:p>0,831603710813109</text:p>
          </table:table-cell>
          <table:table-cell office:value-type="float" office:value="0.115772878561304" calcext:value-type="float">
            <text:p>0,115772878561304</text:p>
          </table:table-cell>
          <table:table-cell office:value-type="float" office:value="0.480559586006361" calcext:value-type="float">
            <text:p>0,480559586006361</text:p>
          </table:table-cell>
          <table:table-cell office:value-type="float" office:value="-0.186148324175119" calcext:value-type="float">
            <text:p>-0,186148324175119</text:p>
          </table:table-cell>
          <table:table-cell office:value-type="float" office:value="-0.00436115978998311" calcext:value-type="float">
            <text:p>-0,00436115978998311</text:p>
          </table:table-cell>
          <table:table-cell office:value-type="float" office:value="0.690983603001929" calcext:value-type="float">
            <text:p>0,6909836030019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46303358327922" calcext:value-type="float">
            <text:p>0,646303358327922</text:p>
          </table:table-cell>
          <table:table-cell office:value-type="float" office:value="0.737661768402624" calcext:value-type="float">
            <text:p>0,737661768402624</text:p>
          </table:table-cell>
          <table:table-cell office:value-type="float" office:value="-0.178699027584526" calcext:value-type="float">
            <text:p>-0,178699027584526</text:p>
          </table:table-cell>
          <table:table-cell office:value-type="float" office:value="0.618406362016699" calcext:value-type="float">
            <text:p>0,618406362016699</text:p>
          </table:table-cell>
          <table:table-cell office:value-type="float" office:value="0.825545916389324" calcext:value-type="float">
            <text:p>0,825545916389324</text:p>
          </table:table-cell>
          <table:table-cell office:value-type="float" office:value="0.086657919098017" calcext:value-type="float">
            <text:p>0,086657919098017</text:p>
          </table:table-cell>
          <table:table-cell office:value-type="float" office:value="0.460787886730914" calcext:value-type="float">
            <text:p>0,460787886730914</text:p>
          </table:table-cell>
          <table:table-cell office:value-type="float" office:value="-0.210184287484455" calcext:value-type="float">
            <text:p>-0,210184287484455</text:p>
          </table:table-cell>
          <table:table-cell office:value-type="float" office:value="0.0199875325993162" calcext:value-type="float">
            <text:p>0,0199875325993162</text:p>
          </table:table-cell>
          <table:table-cell office:value-type="float" office:value="0.691088367597705" calcext:value-type="float">
            <text:p>0,6910883675977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39475348839462" calcext:value-type="float">
            <text:p>0,639475348839462</text:p>
          </table:table-cell>
          <table:table-cell office:value-type="float" office:value="0.737918525119183" calcext:value-type="float">
            <text:p>0,737918525119183</text:p>
          </table:table-cell>
          <table:table-cell office:value-type="float" office:value="-0.192655678190141" calcext:value-type="float">
            <text:p>-0,192655678190141</text:p>
          </table:table-cell>
          <table:table-cell office:value-type="float" office:value="0.619609050529081" calcext:value-type="float">
            <text:p>0,619609050529081</text:p>
          </table:table-cell>
          <table:table-cell office:value-type="float" office:value="0.822286892995208" calcext:value-type="float">
            <text:p>0,822286892995208</text:p>
          </table:table-cell>
          <table:table-cell office:value-type="float" office:value="0.0677507214234496" calcext:value-type="float">
            <text:p>0,0677507214234496</text:p>
          </table:table-cell>
          <table:table-cell office:value-type="float" office:value="0.449315812594896" calcext:value-type="float">
            <text:p>0,449315812594896</text:p>
          </table:table-cell>
          <table:table-cell office:value-type="float" office:value="-0.225706235927015" calcext:value-type="float">
            <text:p>-0,225706235927015</text:p>
          </table:table-cell>
          <table:table-cell office:value-type="float" office:value="0.0352794950476036" calcext:value-type="float">
            <text:p>0,0352794950476036</text:p>
          </table:table-cell>
          <table:table-cell office:value-type="float" office:value="0.695055307545756" calcext:value-type="float">
            <text:p>0,6950553075457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31848508005988" calcext:value-type="float">
            <text:p>0,631848508005988</text:p>
          </table:table-cell>
          <table:table-cell office:value-type="float" office:value="0.739202127267379" calcext:value-type="float">
            <text:p>0,739202127267379</text:p>
          </table:table-cell>
          <table:table-cell office:value-type="float" office:value="-0.203806446144208" calcext:value-type="float">
            <text:p>-0,203806446144208</text:p>
          </table:table-cell>
          <table:table-cell office:value-type="float" office:value="0.618474929901744" calcext:value-type="float">
            <text:p>0,618474929901744</text:p>
          </table:table-cell>
          <table:table-cell office:value-type="float" office:value="0.820040127905223" calcext:value-type="float">
            <text:p>0,820040127905223</text:p>
          </table:table-cell>
          <table:table-cell office:value-type="float" office:value="0.056123584219338" calcext:value-type="float">
            <text:p>0,056123584219338</text:p>
          </table:table-cell>
          <table:table-cell office:value-type="float" office:value="0.442971063396303" calcext:value-type="float">
            <text:p>0,442971063396303</text:p>
          </table:table-cell>
          <table:table-cell office:value-type="float" office:value="-0.23724238516499" calcext:value-type="float">
            <text:p>-0,23724238516499</text:p>
          </table:table-cell>
          <table:table-cell office:value-type="float" office:value="0.0441512321370486" calcext:value-type="float">
            <text:p>0,0441512321370486</text:p>
          </table:table-cell>
          <table:table-cell office:value-type="float" office:value="0.698963853572635" calcext:value-type="float">
            <text:p>0,6989638535726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25183519832501" calcext:value-type="float">
            <text:p>0,625183519832501</text:p>
          </table:table-cell>
          <table:table-cell office:value-type="float" office:value="0.741078030308632" calcext:value-type="float">
            <text:p>0,741078030308632</text:p>
          </table:table-cell>
          <table:table-cell office:value-type="float" office:value="-0.215829924082782" calcext:value-type="float">
            <text:p>-0,215829924082782</text:p>
          </table:table-cell>
          <table:table-cell office:value-type="float" office:value="0.616845653317488" calcext:value-type="float">
            <text:p>0,616845653317488</text:p>
          </table:table-cell>
          <table:table-cell office:value-type="float" office:value="0.81919803410013" calcext:value-type="float">
            <text:p>0,81919803410013</text:p>
          </table:table-cell>
          <table:table-cell office:value-type="float" office:value="0.049937431873447" calcext:value-type="float">
            <text:p>0,049937431873447</text:p>
          </table:table-cell>
          <table:table-cell office:value-type="float" office:value="0.44191918458809" calcext:value-type="float">
            <text:p>0,44191918458809</text:p>
          </table:table-cell>
          <table:table-cell office:value-type="float" office:value="-0.246358312515718" calcext:value-type="float">
            <text:p>-0,246358312515718</text:p>
          </table:table-cell>
          <table:table-cell office:value-type="float" office:value="0.0480496170177002" calcext:value-type="float">
            <text:p>0,0480496170177002</text:p>
          </table:table-cell>
          <table:table-cell office:value-type="float" office:value="0.703130722501294" calcext:value-type="float">
            <text:p>0,7031307225012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9904392021361" calcext:value-type="float">
            <text:p>0,619904392021361</text:p>
          </table:table-cell>
          <table:table-cell office:value-type="float" office:value="0.74319233642562" calcext:value-type="float">
            <text:p>0,74319233642562</text:p>
          </table:table-cell>
          <table:table-cell office:value-type="float" office:value="-0.230446065262091" calcext:value-type="float">
            <text:p>-0,230446065262091</text:p>
          </table:table-cell>
          <table:table-cell office:value-type="float" office:value="0.615135071743783" calcext:value-type="float">
            <text:p>0,615135071743783</text:p>
          </table:table-cell>
          <table:table-cell office:value-type="float" office:value="0.819388920737388" calcext:value-type="float">
            <text:p>0,819388920737388</text:p>
          </table:table-cell>
          <table:table-cell office:value-type="float" office:value="0.046625380575832" calcext:value-type="float">
            <text:p>0,046625380575832</text:p>
          </table:table-cell>
          <table:table-cell office:value-type="float" office:value="0.445103737355511" calcext:value-type="float">
            <text:p>0,445103737355511</text:p>
          </table:table-cell>
          <table:table-cell office:value-type="float" office:value="-0.254432510259303" calcext:value-type="float">
            <text:p>-0,254432510259303</text:p>
          </table:table-cell>
          <table:table-cell office:value-type="float" office:value="0.051184399700264" calcext:value-type="float">
            <text:p>0,051184399700264</text:p>
          </table:table-cell>
          <table:table-cell office:value-type="float" office:value="0.707368006633772" calcext:value-type="float">
            <text:p>0,7073680066337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15763285103255" calcext:value-type="float">
            <text:p>0,615763285103255</text:p>
          </table:table-cell>
          <table:table-cell office:value-type="float" office:value="0.745122729691731" calcext:value-type="float">
            <text:p>0,745122729691731</text:p>
          </table:table-cell>
          <table:table-cell office:value-type="float" office:value="-0.246264863911932" calcext:value-type="float">
            <text:p>-0,246264863911932</text:p>
          </table:table-cell>
          <table:table-cell office:value-type="float" office:value="0.613104268480007" calcext:value-type="float">
            <text:p>0,613104268480007</text:p>
          </table:table-cell>
          <table:table-cell office:value-type="float" office:value="0.820140727315936" calcext:value-type="float">
            <text:p>0,820140727315936</text:p>
          </table:table-cell>
          <table:table-cell office:value-type="float" office:value="0.045007280303522" calcext:value-type="float">
            <text:p>0,045007280303522</text:p>
          </table:table-cell>
          <table:table-cell office:value-type="float" office:value="0.451402744610635" calcext:value-type="float">
            <text:p>0,451402744610635</text:p>
          </table:table-cell>
          <table:table-cell office:value-type="float" office:value="-0.261449120481492" calcext:value-type="float">
            <text:p>-0,261449120481492</text:p>
          </table:table-cell>
          <table:table-cell office:value-type="float" office:value="0.0548469643932686" calcext:value-type="float">
            <text:p>0,0548469643932686</text:p>
          </table:table-cell>
          <table:table-cell office:value-type="float" office:value="0.711158461594598" calcext:value-type="float">
            <text:p>0,7111584615945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12347684534848" calcext:value-type="float">
            <text:p>0,612347684534848</text:p>
          </table:table-cell>
          <table:table-cell office:value-type="float" office:value="0.746662535368037" calcext:value-type="float">
            <text:p>0,746662535368037</text:p>
          </table:table-cell>
          <table:table-cell office:value-type="float" office:value="-0.261155975535361" calcext:value-type="float">
            <text:p>-0,261155975535361</text:p>
          </table:table-cell>
          <table:table-cell office:value-type="float" office:value="0.610853331994143" calcext:value-type="float">
            <text:p>0,610853331994143</text:p>
          </table:table-cell>
          <table:table-cell office:value-type="float" office:value="0.821073546939696" calcext:value-type="float">
            <text:p>0,821073546939696</text:p>
          </table:table-cell>
          <table:table-cell office:value-type="float" office:value="0.0442047948808798" calcext:value-type="float">
            <text:p>0,0442047948808798</text:p>
          </table:table-cell>
          <table:table-cell office:value-type="float" office:value="0.459724210209521" calcext:value-type="float">
            <text:p>0,459724210209521</text:p>
          </table:table-cell>
          <table:table-cell office:value-type="float" office:value="-0.26596762661721" calcext:value-type="float">
            <text:p>-0,26596762661721</text:p>
          </table:table-cell>
          <table:table-cell office:value-type="float" office:value="0.0592120035785914" calcext:value-type="float">
            <text:p>0,0592120035785914</text:p>
          </table:table-cell>
          <table:table-cell office:value-type="float" office:value="0.714539756575389" calcext:value-type="float">
            <text:p>0,7145397565753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09290441192469" calcext:value-type="float">
            <text:p>0,609290441192469</text:p>
          </table:table-cell>
          <table:table-cell office:value-type="float" office:value="0.747569120421563" calcext:value-type="float">
            <text:p>0,747569120421563</text:p>
          </table:table-cell>
          <table:table-cell office:value-type="float" office:value="-0.273697147648427" calcext:value-type="float">
            <text:p>-0,273697147648427</text:p>
          </table:table-cell>
          <table:table-cell office:value-type="float" office:value="0.60838306443582" calcext:value-type="float">
            <text:p>0,60838306443582</text:p>
          </table:table-cell>
          <table:table-cell office:value-type="float" office:value="0.822043852099641" calcext:value-type="float">
            <text:p>0,822043852099641</text:p>
          </table:table-cell>
          <table:table-cell office:value-type="float" office:value="0.0434370992708746" calcext:value-type="float">
            <text:p>0,0434370992708746</text:p>
          </table:table-cell>
          <table:table-cell office:value-type="float" office:value="0.469075003062397" calcext:value-type="float">
            <text:p>0,469075003062397</text:p>
          </table:table-cell>
          <table:table-cell office:value-type="float" office:value="-0.268042134705653" calcext:value-type="float">
            <text:p>-0,268042134705653</text:p>
          </table:table-cell>
          <table:table-cell office:value-type="float" office:value="0.0634614030730063" calcext:value-type="float">
            <text:p>0,0634614030730063</text:p>
          </table:table-cell>
          <table:table-cell office:value-type="float" office:value="0.717518977635156" calcext:value-type="float">
            <text:p>0,7175189776351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02928829262987" calcext:value-type="float">
            <text:p>0,602928829262987</text:p>
          </table:table-cell>
          <table:table-cell office:value-type="float" office:value="0.747117258195492" calcext:value-type="float">
            <text:p>0,747117258195492</text:p>
          </table:table-cell>
          <table:table-cell office:value-type="float" office:value="-0.291102824806456" calcext:value-type="float">
            <text:p>-0,291102824806456</text:p>
          </table:table-cell>
          <table:table-cell office:value-type="float" office:value="0.603212943934066" calcext:value-type="float">
            <text:p>0,603212943934066</text:p>
          </table:table-cell>
          <table:table-cell office:value-type="float" office:value="0.823881662513717" calcext:value-type="float">
            <text:p>0,823881662513717</text:p>
          </table:table-cell>
          <table:table-cell office:value-type="float" office:value="0.0397830382663155" calcext:value-type="float">
            <text:p>0,0397830382663155</text:p>
          </table:table-cell>
          <table:table-cell office:value-type="float" office:value="0.488077853906647" calcext:value-type="float">
            <text:p>0,488077853906647</text:p>
          </table:table-cell>
          <table:table-cell office:value-type="float" office:value="-0.268257079245654" calcext:value-type="float">
            <text:p>-0,268257079245654</text:p>
          </table:table-cell>
          <table:table-cell office:value-type="float" office:value="0.0698286009223781" calcext:value-type="float">
            <text:p>0,0698286009223781</text:p>
          </table:table-cell>
          <table:table-cell office:value-type="float" office:value="0.722921960390889" calcext:value-type="float">
            <text:p>0,7229219603908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99374407516256" calcext:value-type="float">
            <text:p>0,599374407516256</text:p>
          </table:table-cell>
          <table:table-cell office:value-type="float" office:value="0.74588463484218" calcext:value-type="float">
            <text:p>0,74588463484218</text:p>
          </table:table-cell>
          <table:table-cell office:value-type="float" office:value="-0.295583573261694" calcext:value-type="float">
            <text:p>-0,295583573261694</text:p>
          </table:table-cell>
          <table:table-cell office:value-type="float" office:value="0.600899693092611" calcext:value-type="float">
            <text:p>0,600899693092611</text:p>
          </table:table-cell>
          <table:table-cell office:value-type="float" office:value="0.824657028845444" calcext:value-type="float">
            <text:p>0,824657028845444</text:p>
          </table:table-cell>
          <table:table-cell office:value-type="float" office:value="0.0360460630621427" calcext:value-type="float">
            <text:p>0,0360460630621427</text:p>
          </table:table-cell>
          <table:table-cell office:value-type="float" office:value="0.496624656655443" calcext:value-type="float">
            <text:p>0,496624656655443</text:p>
          </table:table-cell>
          <table:table-cell office:value-type="float" office:value="-0.266719645800011" calcext:value-type="float">
            <text:p>-0,266719645800011</text:p>
          </table:table-cell>
          <table:table-cell office:value-type="float" office:value="0.0721112400901834" calcext:value-type="float">
            <text:p>0,0721112400901834</text:p>
          </table:table-cell>
          <table:table-cell office:value-type="float" office:value="0.725343355782427" calcext:value-type="float">
            <text:p>0,7253433557824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95781367911475" calcext:value-type="float">
            <text:p>0,595781367911475</text:p>
          </table:table-cell>
          <table:table-cell office:value-type="float" office:value="0.744284898105158" calcext:value-type="float">
            <text:p>0,744284898105158</text:p>
          </table:table-cell>
          <table:table-cell office:value-type="float" office:value="-0.297093550347529" calcext:value-type="float">
            <text:p>-0,297093550347529</text:p>
          </table:table-cell>
          <table:table-cell office:value-type="float" office:value="0.598957287029599" calcext:value-type="float">
            <text:p>0,598957287029599</text:p>
          </table:table-cell>
          <table:table-cell office:value-type="float" office:value="0.825386341488712" calcext:value-type="float">
            <text:p>0,825386341488712</text:p>
          </table:table-cell>
          <table:table-cell office:value-type="float" office:value="0.031142702410166" calcext:value-type="float">
            <text:p>0,031142702410166</text:p>
          </table:table-cell>
          <table:table-cell office:value-type="float" office:value="0.504242711652355" calcext:value-type="float">
            <text:p>0,504242711652355</text:p>
          </table:table-cell>
          <table:table-cell office:value-type="float" office:value="-0.2643279842347" calcext:value-type="float">
            <text:p>-0,2643279842347</text:p>
          </table:table-cell>
          <table:table-cell office:value-type="float" office:value="0.0742569830940055" calcext:value-type="float">
            <text:p>0,0742569830940055</text:p>
          </table:table-cell>
          <table:table-cell office:value-type="float" office:value="0.727648203393972" calcext:value-type="float">
            <text:p>0,7276482033939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88930058653997" calcext:value-type="float">
            <text:p>0,588930058653997</text:p>
          </table:table-cell>
          <table:table-cell office:value-type="float" office:value="0.740837509327704" calcext:value-type="float">
            <text:p>0,740837509327704</text:p>
          </table:table-cell>
          <table:table-cell office:value-type="float" office:value="-0.294952031177602" calcext:value-type="float">
            <text:p>-0,294952031177602</text:p>
          </table:table-cell>
          <table:table-cell office:value-type="float" office:value="0.597099406583087" calcext:value-type="float">
            <text:p>0,597099406583087</text:p>
          </table:table-cell>
          <table:table-cell office:value-type="float" office:value="0.826782931594069" calcext:value-type="float">
            <text:p>0,826782931594069</text:p>
          </table:table-cell>
          <table:table-cell office:value-type="float" office:value="0.0186053120370669" calcext:value-type="float">
            <text:p>0,0186053120370669</text:p>
          </table:table-cell>
          <table:table-cell office:value-type="float" office:value="0.516429603970333" calcext:value-type="float">
            <text:p>0,516429603970333</text:p>
          </table:table-cell>
          <table:table-cell office:value-type="float" office:value="-0.258305486732866" calcext:value-type="float">
            <text:p>-0,258305486732866</text:p>
          </table:table-cell>
          <table:table-cell office:value-type="float" office:value="0.0795243535402325" calcext:value-type="float">
            <text:p>0,0795243535402325</text:p>
          </table:table-cell>
          <table:table-cell office:value-type="float" office:value="0.732182095701959" calcext:value-type="float">
            <text:p>0,7321820957019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82972043719598" calcext:value-type="float">
            <text:p>0,582972043719598</text:p>
          </table:table-cell>
          <table:table-cell office:value-type="float" office:value="0.73797792535187" calcext:value-type="float">
            <text:p>0,73797792535187</text:p>
          </table:table-cell>
          <table:table-cell office:value-type="float" office:value="-0.289747103679594" calcext:value-type="float">
            <text:p>-0,289747103679594</text:p>
          </table:table-cell>
          <table:table-cell office:value-type="float" office:value="0.598187196398" calcext:value-type="float">
            <text:p>0,598187196398</text:p>
          </table:table-cell>
          <table:table-cell office:value-type="float" office:value="0.828371005895757" calcext:value-type="float">
            <text:p>0,828371005895757</text:p>
          </table:table-cell>
          <table:table-cell office:value-type="float" office:value="0.00359208524619969" calcext:value-type="float">
            <text:p>0,00359208524619969</text:p>
          </table:table-cell>
          <table:table-cell office:value-type="float" office:value="0.52495662953832" calcext:value-type="float">
            <text:p>0,52495662953832</text:p>
          </table:table-cell>
          <table:table-cell office:value-type="float" office:value="-0.252949492873678" calcext:value-type="float">
            <text:p>-0,252949492873678</text:p>
          </table:table-cell>
          <table:table-cell office:value-type="float" office:value="0.0865132043776071" calcext:value-type="float">
            <text:p>0,0865132043776071</text:p>
          </table:table-cell>
          <table:table-cell office:value-type="float" office:value="0.736934416565799" calcext:value-type="float">
            <text:p>0,7369344165657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77882021842851" calcext:value-type="float">
            <text:p>0,577882021842851</text:p>
          </table:table-cell>
          <table:table-cell office:value-type="float" office:value="0.736125083376302" calcext:value-type="float">
            <text:p>0,736125083376302</text:p>
          </table:table-cell>
          <table:table-cell office:value-type="float" office:value="-0.282855014140341" calcext:value-type="float">
            <text:p>-0,282855014140341</text:p>
          </table:table-cell>
          <table:table-cell office:value-type="float" office:value="0.601566526246028" calcext:value-type="float">
            <text:p>0,601566526246028</text:p>
          </table:table-cell>
          <table:table-cell office:value-type="float" office:value="0.83027761042377" calcext:value-type="float">
            <text:p>0,83027761042377</text:p>
          </table:table-cell>
          <table:table-cell office:value-type="float" office:value="-0.0126041682048859" calcext:value-type="float">
            <text:p>-0,0126041682048859</text:p>
          </table:table-cell>
          <table:table-cell office:value-type="float" office:value="0.530645180000734" calcext:value-type="float">
            <text:p>0,530645180000734</text:p>
          </table:table-cell>
          <table:table-cell office:value-type="float" office:value="-0.247264178998036" calcext:value-type="float">
            <text:p>-0,247264178998036</text:p>
          </table:table-cell>
          <table:table-cell office:value-type="float" office:value="0.0940165982155387" calcext:value-type="float">
            <text:p>0,0940165982155387</text:p>
          </table:table-cell>
          <table:table-cell office:value-type="float" office:value="0.741615759547415" calcext:value-type="float">
            <text:p>0,7416157595474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73385320918948" calcext:value-type="float">
            <text:p>0,573385320918948</text:p>
          </table:table-cell>
          <table:table-cell office:value-type="float" office:value="0.73514204044574" calcext:value-type="float">
            <text:p>0,73514204044574</text:p>
          </table:table-cell>
          <table:table-cell office:value-type="float" office:value="-0.274582512262484" calcext:value-type="float">
            <text:p>-0,274582512262484</text:p>
          </table:table-cell>
          <table:table-cell office:value-type="float" office:value="0.605971326158442" calcext:value-type="float">
            <text:p>0,605971326158442</text:p>
          </table:table-cell>
          <table:table-cell office:value-type="float" office:value="0.832482412570483" calcext:value-type="float">
            <text:p>0,832482412570483</text:p>
          </table:table-cell>
          <table:table-cell office:value-type="float" office:value="-0.0285664479620153" calcext:value-type="float">
            <text:p>-0,0285664479620153</text:p>
          </table:table-cell>
          <table:table-cell office:value-type="float" office:value="0.534630316784698" calcext:value-type="float">
            <text:p>0,534630316784698</text:p>
          </table:table-cell>
          <table:table-cell office:value-type="float" office:value="-0.241000464261969" calcext:value-type="float">
            <text:p>-0,241000464261969</text:p>
          </table:table-cell>
          <table:table-cell office:value-type="float" office:value="0.101424631119766" calcext:value-type="float">
            <text:p>0,101424631119766</text:p>
          </table:table-cell>
          <table:table-cell office:value-type="float" office:value="0.745842598457976" calcext:value-type="float">
            <text:p>0,7458425984579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69138981945952" calcext:value-type="float">
            <text:p>0,569138981945952</text:p>
          </table:table-cell>
          <table:table-cell office:value-type="float" office:value="0.73453080107857" calcext:value-type="float">
            <text:p>0,73453080107857</text:p>
          </table:table-cell>
          <table:table-cell office:value-type="float" office:value="-0.265727817686698" calcext:value-type="float">
            <text:p>-0,265727817686698</text:p>
          </table:table-cell>
          <table:table-cell office:value-type="float" office:value="0.610668776347912" calcext:value-type="float">
            <text:p>0,610668776347912</text:p>
          </table:table-cell>
          <table:table-cell office:value-type="float" office:value="0.834703189247976" calcext:value-type="float">
            <text:p>0,834703189247976</text:p>
          </table:table-cell>
          <table:table-cell office:value-type="float" office:value="-0.04364565473282" calcext:value-type="float">
            <text:p>-0,04364565473282</text:p>
          </table:table-cell>
          <table:table-cell office:value-type="float" office:value="0.53753851048491" calcext:value-type="float">
            <text:p>0,53753851048491</text:p>
          </table:table-cell>
          <table:table-cell office:value-type="float" office:value="-0.234213414728399" calcext:value-type="float">
            <text:p>-0,234213414728399</text:p>
          </table:table-cell>
          <table:table-cell office:value-type="float" office:value="0.108647265072898" calcext:value-type="float">
            <text:p>0,108647265072898</text:p>
          </table:table-cell>
          <table:table-cell office:value-type="float" office:value="0.749540173454952" calcext:value-type="float">
            <text:p>0,7495401734549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65187089778011" calcext:value-type="float">
            <text:p>0,565187089778011</text:p>
          </table:table-cell>
          <table:table-cell office:value-type="float" office:value="0.734161024913873" calcext:value-type="float">
            <text:p>0,734161024913873</text:p>
          </table:table-cell>
          <table:table-cell office:value-type="float" office:value="-0.256176104819929" calcext:value-type="float">
            <text:p>-0,256176104819929</text:p>
          </table:table-cell>
          <table:table-cell office:value-type="float" office:value="0.615532832999496" calcext:value-type="float">
            <text:p>0,615532832999496</text:p>
          </table:table-cell>
          <table:table-cell office:value-type="float" office:value="0.836952139176379" calcext:value-type="float">
            <text:p>0,836952139176379</text:p>
          </table:table-cell>
          <table:table-cell office:value-type="float" office:value="-0.0576911918698352" calcext:value-type="float">
            <text:p>-0,0576911918698352</text:p>
          </table:table-cell>
          <table:table-cell office:value-type="float" office:value="0.53990031092787" calcext:value-type="float">
            <text:p>0,53990031092787</text:p>
          </table:table-cell>
          <table:table-cell office:value-type="float" office:value="-0.227197196640907" calcext:value-type="float">
            <text:p>-0,227197196640907</text:p>
          </table:table-cell>
          <table:table-cell office:value-type="float" office:value="0.116209691136238" calcext:value-type="float">
            <text:p>0,116209691136238</text:p>
          </table:table-cell>
          <table:table-cell office:value-type="float" office:value="0.752846266256851" calcext:value-type="float">
            <text:p>0,7528462662568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60233020619881" calcext:value-type="float">
            <text:p>0,560233020619881</text:p>
          </table:table-cell>
          <table:table-cell office:value-type="float" office:value="0.734103825863811" calcext:value-type="float">
            <text:p>0,734103825863811</text:p>
          </table:table-cell>
          <table:table-cell office:value-type="float" office:value="-0.242220546117822" calcext:value-type="float">
            <text:p>-0,242220546117822</text:p>
          </table:table-cell>
          <table:table-cell office:value-type="float" office:value="0.623010205346488" calcext:value-type="float">
            <text:p>0,623010205346488</text:p>
          </table:table-cell>
          <table:table-cell office:value-type="float" office:value="0.840587861448856" calcext:value-type="float">
            <text:p>0,840587861448856</text:p>
          </table:table-cell>
          <table:table-cell office:value-type="float" office:value="-0.0770506718727479" calcext:value-type="float">
            <text:p>-0,0770506718727479</text:p>
          </table:table-cell>
          <table:table-cell office:value-type="float" office:value="0.543034392805252" calcext:value-type="float">
            <text:p>0,543034392805252</text:p>
          </table:table-cell>
          <table:table-cell office:value-type="float" office:value="-0.216454514233184" calcext:value-type="float">
            <text:p>-0,216454514233184</text:p>
          </table:table-cell>
          <table:table-cell office:value-type="float" office:value="0.129803315966472" calcext:value-type="float">
            <text:p>0,129803315966472</text:p>
          </table:table-cell>
          <table:table-cell office:value-type="float" office:value="0.757502059462097" calcext:value-type="float">
            <text:p>0,7575020594620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56704735550448" calcext:value-type="float">
            <text:p>0,556704735550448</text:p>
          </table:table-cell>
          <table:table-cell office:value-type="float" office:value="0.735028931215608" calcext:value-type="float">
            <text:p>0,735028931215608</text:p>
          </table:table-cell>
          <table:table-cell office:value-type="float" office:value="-0.228845533667551" calcext:value-type="float">
            <text:p>-0,228845533667551</text:p>
          </table:table-cell>
          <table:table-cell office:value-type="float" office:value="0.630323211914173" calcext:value-type="float">
            <text:p>0,630323211914173</text:p>
          </table:table-cell>
          <table:table-cell office:value-type="float" office:value="0.844711573594825" calcext:value-type="float">
            <text:p>0,844711573594825</text:p>
          </table:table-cell>
          <table:table-cell office:value-type="float" office:value="-0.0943958507955008" calcext:value-type="float">
            <text:p>-0,0943958507955008</text:p>
          </table:table-cell>
          <table:table-cell office:value-type="float" office:value="0.546573486750469" calcext:value-type="float">
            <text:p>0,546573486750469</text:p>
          </table:table-cell>
          <table:table-cell office:value-type="float" office:value="-0.204621790928968" calcext:value-type="float">
            <text:p>-0,204621790928968</text:p>
          </table:table-cell>
          <table:table-cell office:value-type="float" office:value="0.147083482447427" calcext:value-type="float">
            <text:p>0,147083482447427</text:p>
          </table:table-cell>
          <table:table-cell office:value-type="float" office:value="0.76205683147137" calcext:value-type="float">
            <text:p>0,762056831471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54274176218264" calcext:value-type="float">
            <text:p>0,554274176218264</text:p>
          </table:table-cell>
          <table:table-cell office:value-type="float" office:value="0.737115044924594" calcext:value-type="float">
            <text:p>0,737115044924594</text:p>
          </table:table-cell>
          <table:table-cell office:value-type="float" office:value="-0.215182703907833" calcext:value-type="float">
            <text:p>-0,215182703907833</text:p>
          </table:table-cell>
          <table:table-cell office:value-type="float" office:value="0.637027688623782" calcext:value-type="float">
            <text:p>0,637027688623782</text:p>
          </table:table-cell>
          <table:table-cell office:value-type="float" office:value="0.849118986853161" calcext:value-type="float">
            <text:p>0,849118986853161</text:p>
          </table:table-cell>
          <table:table-cell office:value-type="float" office:value="-0.109255018190166" calcext:value-type="float">
            <text:p>-0,109255018190166</text:p>
          </table:table-cell>
          <table:table-cell office:value-type="float" office:value="0.551199472861955" calcext:value-type="float">
            <text:p>0,551199472861955</text:p>
          </table:table-cell>
          <table:table-cell office:value-type="float" office:value="-0.192656836802941" calcext:value-type="float">
            <text:p>-0,192656836802941</text:p>
          </table:table-cell>
          <table:table-cell office:value-type="float" office:value="0.167033284546997" calcext:value-type="float">
            <text:p>0,167033284546997</text:p>
          </table:table-cell>
          <table:table-cell office:value-type="float" office:value="0.766407705148713" calcext:value-type="float">
            <text:p>0,7664077051487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52391427197938" calcext:value-type="float">
            <text:p>0,552391427197938</text:p>
          </table:table-cell>
          <table:table-cell office:value-type="float" office:value="0.740156063130881" calcext:value-type="float">
            <text:p>0,740156063130881</text:p>
          </table:table-cell>
          <table:table-cell office:value-type="float" office:value="-0.203334647128444" calcext:value-type="float">
            <text:p>-0,203334647128444</text:p>
          </table:table-cell>
          <table:table-cell office:value-type="float" office:value="0.643188797386758" calcext:value-type="float">
            <text:p>0,643188797386758</text:p>
          </table:table-cell>
          <table:table-cell office:value-type="float" office:value="0.853477867619468" calcext:value-type="float">
            <text:p>0,853477867619468</text:p>
          </table:table-cell>
          <table:table-cell office:value-type="float" office:value="-0.121158311425209" calcext:value-type="float">
            <text:p>-0,121158311425209</text:p>
          </table:table-cell>
          <table:table-cell office:value-type="float" office:value="0.557094525092558" calcext:value-type="float">
            <text:p>0,557094525092558</text:p>
          </table:table-cell>
          <table:table-cell office:value-type="float" office:value="-0.18000554381166" calcext:value-type="float">
            <text:p>-0,18000554381166</text:p>
          </table:table-cell>
          <table:table-cell office:value-type="float" office:value="0.188552056181265" calcext:value-type="float">
            <text:p>0,188552056181265</text:p>
          </table:table-cell>
          <table:table-cell office:value-type="float" office:value="0.770535615968664" calcext:value-type="float">
            <text:p>0,7705356159686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940078075225" calcext:value-type="float">
            <text:p>0,549940078075225</text:p>
          </table:table-cell>
          <table:table-cell office:value-type="float" office:value="0.744888666955459" calcext:value-type="float">
            <text:p>0,744888666955459</text:p>
          </table:table-cell>
          <table:table-cell office:value-type="float" office:value="-0.189290090479937" calcext:value-type="float">
            <text:p>-0,189290090479937</text:p>
          </table:table-cell>
          <table:table-cell office:value-type="float" office:value="0.649211851792325" calcext:value-type="float">
            <text:p>0,649211851792325</text:p>
          </table:table-cell>
          <table:table-cell office:value-type="float" office:value="0.858752190706661" calcext:value-type="float">
            <text:p>0,858752190706661</text:p>
          </table:table-cell>
          <table:table-cell office:value-type="float" office:value="-0.132539800006911" calcext:value-type="float">
            <text:p>-0,132539800006911</text:p>
          </table:table-cell>
          <table:table-cell office:value-type="float" office:value="0.56662495451182" calcext:value-type="float">
            <text:p>0,56662495451182</text:p>
          </table:table-cell>
          <table:table-cell office:value-type="float" office:value="-0.162293248070187" calcext:value-type="float">
            <text:p>-0,162293248070187</text:p>
          </table:table-cell>
          <table:table-cell office:value-type="float" office:value="0.21731171587742" calcext:value-type="float">
            <text:p>0,21731171587742</text:p>
          </table:table-cell>
          <table:table-cell office:value-type="float" office:value="0.775249569841502" calcext:value-type="float">
            <text:p>0,7752495698415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46992997828644" calcext:value-type="float">
            <text:p>0,546992997828644</text:p>
          </table:table-cell>
          <table:table-cell office:value-type="float" office:value="0.749517026810361" calcext:value-type="float">
            <text:p>0,749517026810361</text:p>
          </table:table-cell>
          <table:table-cell office:value-type="float" office:value="-0.17686594460975" calcext:value-type="float">
            <text:p>-0,17686594460975</text:p>
          </table:table-cell>
          <table:table-cell office:value-type="float" office:value="0.652460154192266" calcext:value-type="float">
            <text:p>0,652460154192266</text:p>
          </table:table-cell>
          <table:table-cell office:value-type="float" office:value="0.863004620833494" calcext:value-type="float">
            <text:p>0,863004620833494</text:p>
          </table:table-cell>
          <table:table-cell office:value-type="float" office:value="-0.139238500759436" calcext:value-type="float">
            <text:p>-0,139238500759436</text:p>
          </table:table-cell>
          <table:table-cell office:value-type="float" office:value="0.577432445325631" calcext:value-type="float">
            <text:p>0,577432445325631</text:p>
          </table:table-cell>
          <table:table-cell office:value-type="float" office:value="-0.144232288169835" calcext:value-type="float">
            <text:p>-0,144232288169835</text:p>
          </table:table-cell>
          <table:table-cell office:value-type="float" office:value="0.243703962961836" calcext:value-type="float">
            <text:p>0,243703962961836</text:p>
          </table:table-cell>
          <table:table-cell office:value-type="float" office:value="0.778799357760894" calcext:value-type="float">
            <text:p>0,7787993577608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42170605624088" calcext:value-type="float">
            <text:p>0,542170605624088</text:p>
          </table:table-cell>
          <table:table-cell office:value-type="float" office:value="0.754214335379552" calcext:value-type="float">
            <text:p>0,754214335379552</text:p>
          </table:table-cell>
          <table:table-cell office:value-type="float" office:value="-0.164111257663471" calcext:value-type="float">
            <text:p>-0,164111257663471</text:p>
          </table:table-cell>
          <table:table-cell office:value-type="float" office:value="0.653320521263164" calcext:value-type="float">
            <text:p>0,653320521263164</text:p>
          </table:table-cell>
          <table:table-cell office:value-type="float" office:value="0.866653748343797" calcext:value-type="float">
            <text:p>0,866653748343797</text:p>
          </table:table-cell>
          <table:table-cell office:value-type="float" office:value="-0.141579800109879" calcext:value-type="float">
            <text:p>-0,141579800109879</text:p>
          </table:table-cell>
          <table:table-cell office:value-type="float" office:value="0.592293454566613" calcext:value-type="float">
            <text:p>0,592293454566613</text:p>
          </table:table-cell>
          <table:table-cell office:value-type="float" office:value="-0.121284028378516" calcext:value-type="float">
            <text:p>-0,121284028378516</text:p>
          </table:table-cell>
          <table:table-cell office:value-type="float" office:value="0.270010890514935" calcext:value-type="float">
            <text:p>0,270010890514935</text:p>
          </table:table-cell>
          <table:table-cell office:value-type="float" office:value="0.781287184910592" calcext:value-type="float">
            <text:p>0,78128718491059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36328075847664" calcext:value-type="float">
            <text:p>0,536328075847664</text:p>
          </table:table-cell>
          <table:table-cell office:value-type="float" office:value="0.75751033767935" calcext:value-type="float">
            <text:p>0,75751033767935</text:p>
          </table:table-cell>
          <table:table-cell office:value-type="float" office:value="-0.157276393265966" calcext:value-type="float">
            <text:p>-0,157276393265966</text:p>
          </table:table-cell>
          <table:table-cell office:value-type="float" office:value="0.651420049248257" calcext:value-type="float">
            <text:p>0,651420049248257</text:p>
          </table:table-cell>
          <table:table-cell office:value-type="float" office:value="0.868953208591957" calcext:value-type="float">
            <text:p>0,868953208591957</text:p>
          </table:table-cell>
          <table:table-cell office:value-type="float" office:value="-0.137195826557044" calcext:value-type="float">
            <text:p>-0,137195826557044</text:p>
          </table:table-cell>
          <table:table-cell office:value-type="float" office:value="0.609265383418941" calcext:value-type="float">
            <text:p>0,609265383418941</text:p>
          </table:table-cell>
          <table:table-cell office:value-type="float" office:value="-0.100184355145646" calcext:value-type="float">
            <text:p>-0,100184355145646</text:p>
          </table:table-cell>
          <table:table-cell office:value-type="float" office:value="0.286664300453838" calcext:value-type="float">
            <text:p>0,286664300453838</text:p>
          </table:table-cell>
          <table:table-cell office:value-type="float" office:value="0.781791585580004" calcext:value-type="float">
            <text:p>0,7817915855800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30378696418064" calcext:value-type="float">
            <text:p>0,530378696418064</text:p>
          </table:table-cell>
          <table:table-cell office:value-type="float" office:value="0.759770022432996" calcext:value-type="float">
            <text:p>0,759770022432996</text:p>
          </table:table-cell>
          <table:table-cell office:value-type="float" office:value="-0.158588122044703" calcext:value-type="float">
            <text:p>-0,158588122044703</text:p>
          </table:table-cell>
          <table:table-cell office:value-type="float" office:value="0.647230044383871" calcext:value-type="float">
            <text:p>0,647230044383871</text:p>
          </table:table-cell>
          <table:table-cell office:value-type="float" office:value="0.870729387784696" calcext:value-type="float">
            <text:p>0,870729387784696</text:p>
          </table:table-cell>
          <table:table-cell office:value-type="float" office:value="-0.125470986274088" calcext:value-type="float">
            <text:p>-0,125470986274088</text:p>
          </table:table-cell>
          <table:table-cell office:value-type="float" office:value="0.628659742060154" calcext:value-type="float">
            <text:p>0,628659742060154</text:p>
          </table:table-cell>
          <table:table-cell office:value-type="float" office:value="-0.082830695087455" calcext:value-type="float">
            <text:p>-0,082830695087455</text:p>
          </table:table-cell>
          <table:table-cell office:value-type="float" office:value="0.294829025469147" calcext:value-type="float">
            <text:p>0,294829025469147</text:p>
          </table:table-cell>
          <table:table-cell office:value-type="float" office:value="0.780949869340789" calcext:value-type="float">
            <text:p>0,7809498693407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24105405535722" calcext:value-type="float">
            <text:p>0,524105405535722</text:p>
          </table:table-cell>
          <table:table-cell office:value-type="float" office:value="0.76170224655748" calcext:value-type="float">
            <text:p>0,76170224655748</text:p>
          </table:table-cell>
          <table:table-cell office:value-type="float" office:value="-0.16724240131629" calcext:value-type="float">
            <text:p>-0,16724240131629</text:p>
          </table:table-cell>
          <table:table-cell office:value-type="float" office:value="0.639676172105005" calcext:value-type="float">
            <text:p>0,639676172105005</text:p>
          </table:table-cell>
          <table:table-cell office:value-type="float" office:value="0.872870285897252" calcext:value-type="float">
            <text:p>0,872870285897252</text:p>
          </table:table-cell>
          <table:table-cell office:value-type="float" office:value="-0.101993190119148" calcext:value-type="float">
            <text:p>-0,101993190119148</text:p>
          </table:table-cell>
          <table:table-cell office:value-type="float" office:value="0.654338529717908" calcext:value-type="float">
            <text:p>0,654338529717908</text:p>
          </table:table-cell>
          <table:table-cell office:value-type="float" office:value="-0.0679801944004027" calcext:value-type="float">
            <text:p>-0,0679801944004027</text:p>
          </table:table-cell>
          <table:table-cell office:value-type="float" office:value="0.29501949368949" calcext:value-type="float">
            <text:p>0,29501949368949</text:p>
          </table:table-cell>
          <table:table-cell office:value-type="float" office:value="0.779014132953397" calcext:value-type="float">
            <text:p>0,7790141329533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1961013759945" calcext:value-type="float">
            <text:p>0,51961013759945</text:p>
          </table:table-cell>
          <table:table-cell office:value-type="float" office:value="0.763489465334259" calcext:value-type="float">
            <text:p>0,763489465334259</text:p>
          </table:table-cell>
          <table:table-cell office:value-type="float" office:value="-0.180703001197579" calcext:value-type="float">
            <text:p>-0,180703001197579</text:p>
          </table:table-cell>
          <table:table-cell office:value-type="float" office:value="0.630919300578313" calcext:value-type="float">
            <text:p>0,630919300578313</text:p>
          </table:table-cell>
          <table:table-cell office:value-type="float" office:value="0.875511398660218" calcext:value-type="float">
            <text:p>0,875511398660218</text:p>
          </table:table-cell>
          <table:table-cell office:value-type="float" office:value="-0.0706545577595628" calcext:value-type="float">
            <text:p>-0,0706545577595628</text:p>
          </table:table-cell>
          <table:table-cell office:value-type="float" office:value="0.681168141215228" calcext:value-type="float">
            <text:p>0,681168141215228</text:p>
          </table:table-cell>
          <table:table-cell office:value-type="float" office:value="-0.0597931767399473" calcext:value-type="float">
            <text:p>-0,0597931767399473</text:p>
          </table:table-cell>
          <table:table-cell office:value-type="float" office:value="0.288500314468916" calcext:value-type="float">
            <text:p>0,288500314468916</text:p>
          </table:table-cell>
          <table:table-cell office:value-type="float" office:value="0.777392761383292" calcext:value-type="float">
            <text:p>0,7773927613832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17775936560973" calcext:value-type="float">
            <text:p>0,517775936560973</text:p>
          </table:table-cell>
          <table:table-cell office:value-type="float" office:value="0.766334493600523" calcext:value-type="float">
            <text:p>0,766334493600523</text:p>
          </table:table-cell>
          <table:table-cell office:value-type="float" office:value="-0.199121215376042" calcext:value-type="float">
            <text:p>-0,199121215376042</text:p>
          </table:table-cell>
          <table:table-cell office:value-type="float" office:value="0.623678641057248" calcext:value-type="float">
            <text:p>0,623678641057248</text:p>
          </table:table-cell>
          <table:table-cell office:value-type="float" office:value="0.879519478492976" calcext:value-type="float">
            <text:p>0,879519478492976</text:p>
          </table:table-cell>
          <table:table-cell office:value-type="float" office:value="-0.0280229025901948" calcext:value-type="float">
            <text:p>-0,0280229025901948</text:p>
          </table:table-cell>
          <table:table-cell office:value-type="float" office:value="0.71229679391331" calcext:value-type="float">
            <text:p>0,71229679391331</text:p>
          </table:table-cell>
          <table:table-cell office:value-type="float" office:value="-0.0550620521639631" calcext:value-type="float">
            <text:p>-0,0550620521639631</text:p>
          </table:table-cell>
          <table:table-cell office:value-type="float" office:value="0.278168147757039" calcext:value-type="float">
            <text:p>0,278168147757039</text:p>
          </table:table-cell>
          <table:table-cell office:value-type="float" office:value="0.777435209315659" calcext:value-type="float">
            <text:p>0,7774352093156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0T21:21:48.419000000</dc:date>
    <meta:editing-duration>PT8M49S</meta:editing-duration>
    <meta:editing-cycles>1</meta:editing-cycles>
    <meta:document-statistic meta:table-count="1" meta:cell-count="352" meta:object-count="2"/>
    <meta:generator>LibreOffice/7.3.2.2$Windows_X86_64 LibreOffice_project/49f2b1bff42cfccbd8f788c8dc32c1c309559be0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63cm" svg:y="0.316cm" chart:style-name="ch2">
          <text:p>rhoDCCA das 10 Principais Criptomoedas</text:p>
        </chart:title>
        <chart:subtitle svg:x="5.734cm" svg:y="1.275cm" chart:style-name="ch3">
          <text:p>BTC-USD x Criptomoeda</text:p>
        </chart:subtitle>
        <chart:legend chart:legend-position="end" svg:x="13.419cm" svg:y="1.96cm" style:legend-expansion="high" chart:style-name="ch4"/>
        <chart:plot-area chart:style-name="ch5" table:cell-range-address="'ADA-USD-Close-rhodcca'.A1:'ADA-USD-Close-rhodcca'.K32" chart:data-source-has-labels="row" svg:x="1.331cm" svg:y="2.138cm" svg:width="11.768cm" svg:height="5.701cm">
          <chart:coordinate-region svg:x="2.164cm" svg:y="2.337cm" svg:width="10.748cm" svg:height="5.303cm"/>
          <chart:axis chart:dimension="x" chart:name="primary-x" chart:style-name="ch6">
            <chart:title svg:x="6.668cm" svg:y="8.019cm" chart:style-name="ch7">
              <text:p>Escala</text:p>
            </chart:title>
          </chart:axis>
          <chart:axis chart:dimension="y" chart:name="primary-y" chart:style-name="ch8">
            <chart:title svg:x="0.451cm" svg:y="5.746cm" chart:style-name="ch9">
              <text:p>rhoDCCA</text:p>
            </chart:title>
            <chart:grid chart:style-name="ch10" chart:class="major"/>
          </chart:axis>
          <chart:series chart:style-name="ch11" chart:values-cell-range-address="'ADA-USD-Close-rhodcca'.B2:'ADA-USD-Close-rhodcca'.B32" chart:label-cell-address="'ADA-USD-Close-rhodcca'.B1:'ADA-USD-Close-rhodcca'.B1" chart:class="chart:scatter">
            <chart:domain table:cell-range-address="'ADA-USD-Close-rhodcca'.A2:'ADA-USD-Close-rhodcca'.A32"/>
            <chart:data-point chart:repeated="31"/>
          </chart:series>
          <chart:series chart:style-name="ch12" chart:values-cell-range-address="'ADA-USD-Close-rhodcca'.C2:'ADA-USD-Close-rhodcca'.C32" chart:label-cell-address="'ADA-USD-Close-rhodcca'.C1:'ADA-USD-Close-rhodcca'.C1" chart:class="chart:scatter">
            <chart:data-point chart:repeated="31"/>
          </chart:series>
          <chart:series chart:style-name="ch13" chart:values-cell-range-address="'ADA-USD-Close-rhodcca'.D2:'ADA-USD-Close-rhodcca'.D32" chart:label-cell-address="'ADA-USD-Close-rhodcca'.D1:'ADA-USD-Close-rhodcca'.D1" chart:class="chart:scatter">
            <chart:data-point chart:repeated="31"/>
          </chart:series>
          <chart:series chart:style-name="ch14" chart:values-cell-range-address="'ADA-USD-Close-rhodcca'.E2:'ADA-USD-Close-rhodcca'.E32" chart:label-cell-address="'ADA-USD-Close-rhodcca'.E1:'ADA-USD-Close-rhodcca'.E1" chart:class="chart:scatter">
            <chart:data-point chart:repeated="31"/>
          </chart:series>
          <chart:series chart:style-name="ch15" chart:values-cell-range-address="'ADA-USD-Close-rhodcca'.F2:'ADA-USD-Close-rhodcca'.F32" chart:label-cell-address="'ADA-USD-Close-rhodcca'.F1:'ADA-USD-Close-rhodcca'.F1" chart:class="chart:scatter">
            <chart:data-point chart:repeated="31"/>
          </chart:series>
          <chart:series chart:style-name="ch16" chart:values-cell-range-address="'ADA-USD-Close-rhodcca'.G2:'ADA-USD-Close-rhodcca'.G32" chart:label-cell-address="'ADA-USD-Close-rhodcca'.G1:'ADA-USD-Close-rhodcca'.G1" chart:class="chart:scatter">
            <chart:data-point chart:repeated="31"/>
          </chart:series>
          <chart:series chart:style-name="ch17" chart:values-cell-range-address="'ADA-USD-Close-rhodcca'.H2:'ADA-USD-Close-rhodcca'.H32" chart:label-cell-address="'ADA-USD-Close-rhodcca'.H1:'ADA-USD-Close-rhodcca'.H1" chart:class="chart:scatter">
            <chart:data-point chart:repeated="31"/>
          </chart:series>
          <chart:series chart:style-name="ch18" chart:values-cell-range-address="'ADA-USD-Close-rhodcca'.I2:'ADA-USD-Close-rhodcca'.I32" chart:label-cell-address="'ADA-USD-Close-rhodcca'.I1:'ADA-USD-Close-rhodcca'.I1" chart:class="chart:scatter">
            <chart:data-point chart:repeated="31"/>
          </chart:series>
          <chart:series chart:style-name="ch19" chart:values-cell-range-address="'ADA-USD-Close-rhodcca'.J2:'ADA-USD-Close-rhodcca'.J32" chart:label-cell-address="'ADA-USD-Close-rhodcca'.J1:'ADA-USD-Close-rhodcca'.J1" chart:class="chart:scatter">
            <chart:data-point chart:repeated="31"/>
          </chart:series>
          <chart:series chart:style-name="ch20" chart:values-cell-range-address="'ADA-USD-Close-rhodcca'.K2:'ADA-USD-Close-rhodcca'.K32" chart:label-cell-address="'ADA-USD-Close-rhodcca'.K1:'ADA-USD-Close-rhodcca'.K1" chart:class="chart:scatter">
            <chart:data-point chart:repeated="3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ADA-USD</text:p>
                <draw:g>
                  <svg:desc>'ADA-USD-Close-rhodcca'.B1:'ADA-USD-Close-rhodcca'.B1</svg:desc>
                </draw:g>
              </table:table-cell>
              <table:table-cell office:value-type="string">
                <text:p>BNB-USD</text:p>
                <draw:g>
                  <svg:desc>'ADA-USD-Close-rhodcca'.C1:'ADA-USD-Close-rhodcca'.C1</svg:desc>
                </draw:g>
              </table:table-cell>
              <table:table-cell office:value-type="string">
                <text:p>BUSD-USD</text:p>
                <draw:g>
                  <svg:desc>'ADA-USD-Close-rhodcca'.D1:'ADA-USD-Close-rhodcca'.D1</svg:desc>
                </draw:g>
              </table:table-cell>
              <table:table-cell office:value-type="string">
                <text:p>DOGE-USD</text:p>
                <draw:g>
                  <svg:desc>'ADA-USD-Close-rhodcca'.E1:'ADA-USD-Close-rhodcca'.E1</svg:desc>
                </draw:g>
              </table:table-cell>
              <table:table-cell office:value-type="string">
                <text:p>ETH-USD</text:p>
                <draw:g>
                  <svg:desc>'ADA-USD-Close-rhodcca'.F1:'ADA-USD-Close-rhodcca'.F1</svg:desc>
                </draw:g>
              </table:table-cell>
              <table:table-cell office:value-type="string">
                <text:p>HEX-USD</text:p>
                <draw:g>
                  <svg:desc>'ADA-USD-Close-rhodcca'.G1:'ADA-USD-Close-rhodcca'.G1</svg:desc>
                </draw:g>
              </table:table-cell>
              <table:table-cell office:value-type="string">
                <text:p>SOL-USD</text:p>
                <draw:g>
                  <svg:desc>'ADA-USD-Close-rhodcca'.H1:'ADA-USD-Close-rhodcca'.H1</svg:desc>
                </draw:g>
              </table:table-cell>
              <table:table-cell office:value-type="string">
                <text:p>USDC-USD</text:p>
                <draw:g>
                  <svg:desc>'ADA-USD-Close-rhodcca'.I1:'ADA-USD-Close-rhodcca'.I1</svg:desc>
                </draw:g>
              </table:table-cell>
              <table:table-cell office:value-type="string">
                <text:p>USDT-USD</text:p>
                <draw:g>
                  <svg:desc>'ADA-USD-Close-rhodcca'.J1:'ADA-USD-Close-rhodcca'.J1</svg:desc>
                </draw:g>
              </table:table-cell>
              <table:table-cell office:value-type="string">
                <text:p>XRP-USD</text:p>
                <draw:g>
                  <svg:desc>'ADA-USD-Close-rhodcca'.K1:'ADA-USD-Close-rhodcca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ADA-USD-Close-rhodcca'.A2:'ADA-USD-Close-rhodcca'.A32</svg:desc>
                </draw:g>
              </table:table-cell>
              <table:table-cell office:value-type="float" office:value="0.666081790353981">
                <text:p>0.666081790353981</text:p>
                <draw:g>
                  <svg:desc>'ADA-USD-Close-rhodcca'.B2:'ADA-USD-Close-rhodcca'.B32</svg:desc>
                </draw:g>
              </table:table-cell>
              <table:table-cell office:value-type="float" office:value="0.751790056492878">
                <text:p>0.751790056492878</text:p>
                <draw:g>
                  <svg:desc>'ADA-USD-Close-rhodcca'.C2:'ADA-USD-Close-rhodcca'.C32</svg:desc>
                </draw:g>
              </table:table-cell>
              <table:table-cell office:value-type="float" office:value="-0.111856269608273">
                <text:p>-0.111856269608273</text:p>
                <draw:g>
                  <svg:desc>'ADA-USD-Close-rhodcca'.D2:'ADA-USD-Close-rhodcca'.D32</svg:desc>
                </draw:g>
              </table:table-cell>
              <table:table-cell office:value-type="float" office:value="0.616611089537152">
                <text:p>0.616611089537152</text:p>
                <draw:g>
                  <svg:desc>'ADA-USD-Close-rhodcca'.E2:'ADA-USD-Close-rhodcca'.E32</svg:desc>
                </draw:g>
              </table:table-cell>
              <table:table-cell office:value-type="float" office:value="0.838383944978356">
                <text:p>0.838383944978356</text:p>
                <draw:g>
                  <svg:desc>'ADA-USD-Close-rhodcca'.F2:'ADA-USD-Close-rhodcca'.F32</svg:desc>
                </draw:g>
              </table:table-cell>
              <table:table-cell office:value-type="float" office:value="0.156458987998932">
                <text:p>0.156458987998932</text:p>
                <draw:g>
                  <svg:desc>'ADA-USD-Close-rhodcca'.G2:'ADA-USD-Close-rhodcca'.G32</svg:desc>
                </draw:g>
              </table:table-cell>
              <table:table-cell office:value-type="float" office:value="0.507919424012669">
                <text:p>0.507919424012669</text:p>
                <draw:g>
                  <svg:desc>'ADA-USD-Close-rhodcca'.H2:'ADA-USD-Close-rhodcca'.H32</svg:desc>
                </draw:g>
              </table:table-cell>
              <table:table-cell office:value-type="float" office:value="-0.153528869614714">
                <text:p>-0.153528869614714</text:p>
                <draw:g>
                  <svg:desc>'ADA-USD-Close-rhodcca'.I2:'ADA-USD-Close-rhodcca'.I32</svg:desc>
                </draw:g>
              </table:table-cell>
              <table:table-cell office:value-type="float" office:value="-0.0319949268962805">
                <text:p>-0.0319949268962805</text:p>
                <draw:g>
                  <svg:desc>'ADA-USD-Close-rhodcca'.J2:'ADA-USD-Close-rhodcca'.J32</svg:desc>
                </draw:g>
              </table:table-cell>
              <table:table-cell office:value-type="float" office:value="0.692951437170867">
                <text:p>0.692951437170867</text:p>
                <draw:g>
                  <svg:desc>'ADA-USD-Close-rhodcca'.K2:'ADA-USD-Close-rhodcca'.K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655189047721373">
                <text:p>0.655189047721373</text:p>
              </table:table-cell>
              <table:table-cell office:value-type="float" office:value="0.742675727521637">
                <text:p>0.742675727521637</text:p>
              </table:table-cell>
              <table:table-cell office:value-type="float" office:value="-0.152799778694289">
                <text:p>-0.152799778694289</text:p>
              </table:table-cell>
              <table:table-cell office:value-type="float" office:value="0.616821912339064">
                <text:p>0.616821912339064</text:p>
              </table:table-cell>
              <table:table-cell office:value-type="float" office:value="0.831603710813109">
                <text:p>0.831603710813109</text:p>
              </table:table-cell>
              <table:table-cell office:value-type="float" office:value="0.115772878561304">
                <text:p>0.115772878561304</text:p>
              </table:table-cell>
              <table:table-cell office:value-type="float" office:value="0.480559586006361">
                <text:p>0.480559586006361</text:p>
              </table:table-cell>
              <table:table-cell office:value-type="float" office:value="-0.186148324175119">
                <text:p>-0.186148324175119</text:p>
              </table:table-cell>
              <table:table-cell office:value-type="float" office:value="-0.00436115978998311">
                <text:p>-0.00436115978998311</text:p>
              </table:table-cell>
              <table:table-cell office:value-type="float" office:value="0.690983603001929">
                <text:p>0.690983603001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46303358327922">
                <text:p>0.646303358327922</text:p>
              </table:table-cell>
              <table:table-cell office:value-type="float" office:value="0.737661768402624">
                <text:p>0.737661768402624</text:p>
              </table:table-cell>
              <table:table-cell office:value-type="float" office:value="-0.178699027584526">
                <text:p>-0.178699027584526</text:p>
              </table:table-cell>
              <table:table-cell office:value-type="float" office:value="0.618406362016699">
                <text:p>0.618406362016699</text:p>
              </table:table-cell>
              <table:table-cell office:value-type="float" office:value="0.825545916389324">
                <text:p>0.825545916389324</text:p>
              </table:table-cell>
              <table:table-cell office:value-type="float" office:value="0.086657919098017">
                <text:p>0.086657919098017</text:p>
              </table:table-cell>
              <table:table-cell office:value-type="float" office:value="0.460787886730914">
                <text:p>0.460787886730914</text:p>
              </table:table-cell>
              <table:table-cell office:value-type="float" office:value="-0.210184287484455">
                <text:p>-0.210184287484455</text:p>
              </table:table-cell>
              <table:table-cell office:value-type="float" office:value="0.0199875325993162">
                <text:p>0.0199875325993162</text:p>
              </table:table-cell>
              <table:table-cell office:value-type="float" office:value="0.691088367597705">
                <text:p>0.691088367597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639475348839462">
                <text:p>0.639475348839462</text:p>
              </table:table-cell>
              <table:table-cell office:value-type="float" office:value="0.737918525119183">
                <text:p>0.737918525119183</text:p>
              </table:table-cell>
              <table:table-cell office:value-type="float" office:value="-0.192655678190141">
                <text:p>-0.192655678190141</text:p>
              </table:table-cell>
              <table:table-cell office:value-type="float" office:value="0.619609050529081">
                <text:p>0.619609050529081</text:p>
              </table:table-cell>
              <table:table-cell office:value-type="float" office:value="0.822286892995208">
                <text:p>0.822286892995208</text:p>
              </table:table-cell>
              <table:table-cell office:value-type="float" office:value="0.0677507214234496">
                <text:p>0.0677507214234496</text:p>
              </table:table-cell>
              <table:table-cell office:value-type="float" office:value="0.449315812594896">
                <text:p>0.449315812594896</text:p>
              </table:table-cell>
              <table:table-cell office:value-type="float" office:value="-0.225706235927015">
                <text:p>-0.225706235927015</text:p>
              </table:table-cell>
              <table:table-cell office:value-type="float" office:value="0.0352794950476036">
                <text:p>0.0352794950476036</text:p>
              </table:table-cell>
              <table:table-cell office:value-type="float" office:value="0.695055307545756">
                <text:p>0.695055307545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631848508005988">
                <text:p>0.631848508005988</text:p>
              </table:table-cell>
              <table:table-cell office:value-type="float" office:value="0.739202127267379">
                <text:p>0.739202127267379</text:p>
              </table:table-cell>
              <table:table-cell office:value-type="float" office:value="-0.203806446144208">
                <text:p>-0.203806446144208</text:p>
              </table:table-cell>
              <table:table-cell office:value-type="float" office:value="0.618474929901744">
                <text:p>0.618474929901744</text:p>
              </table:table-cell>
              <table:table-cell office:value-type="float" office:value="0.820040127905223">
                <text:p>0.820040127905223</text:p>
              </table:table-cell>
              <table:table-cell office:value-type="float" office:value="0.056123584219338">
                <text:p>0.056123584219338</text:p>
              </table:table-cell>
              <table:table-cell office:value-type="float" office:value="0.442971063396303">
                <text:p>0.442971063396303</text:p>
              </table:table-cell>
              <table:table-cell office:value-type="float" office:value="-0.23724238516499">
                <text:p>-0.23724238516499</text:p>
              </table:table-cell>
              <table:table-cell office:value-type="float" office:value="0.0441512321370486">
                <text:p>0.0441512321370486</text:p>
              </table:table-cell>
              <table:table-cell office:value-type="float" office:value="0.698963853572635">
                <text:p>0.698963853572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625183519832501">
                <text:p>0.625183519832501</text:p>
              </table:table-cell>
              <table:table-cell office:value-type="float" office:value="0.741078030308632">
                <text:p>0.741078030308632</text:p>
              </table:table-cell>
              <table:table-cell office:value-type="float" office:value="-0.215829924082782">
                <text:p>-0.215829924082782</text:p>
              </table:table-cell>
              <table:table-cell office:value-type="float" office:value="0.616845653317488">
                <text:p>0.616845653317488</text:p>
              </table:table-cell>
              <table:table-cell office:value-type="float" office:value="0.81919803410013">
                <text:p>0.81919803410013</text:p>
              </table:table-cell>
              <table:table-cell office:value-type="float" office:value="0.049937431873447">
                <text:p>0.049937431873447</text:p>
              </table:table-cell>
              <table:table-cell office:value-type="float" office:value="0.44191918458809">
                <text:p>0.44191918458809</text:p>
              </table:table-cell>
              <table:table-cell office:value-type="float" office:value="-0.246358312515718">
                <text:p>-0.246358312515718</text:p>
              </table:table-cell>
              <table:table-cell office:value-type="float" office:value="0.0480496170177002">
                <text:p>0.0480496170177002</text:p>
              </table:table-cell>
              <table:table-cell office:value-type="float" office:value="0.703130722501294">
                <text:p>0.703130722501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619904392021361">
                <text:p>0.619904392021361</text:p>
              </table:table-cell>
              <table:table-cell office:value-type="float" office:value="0.74319233642562">
                <text:p>0.74319233642562</text:p>
              </table:table-cell>
              <table:table-cell office:value-type="float" office:value="-0.230446065262091">
                <text:p>-0.230446065262091</text:p>
              </table:table-cell>
              <table:table-cell office:value-type="float" office:value="0.615135071743783">
                <text:p>0.615135071743783</text:p>
              </table:table-cell>
              <table:table-cell office:value-type="float" office:value="0.819388920737388">
                <text:p>0.819388920737388</text:p>
              </table:table-cell>
              <table:table-cell office:value-type="float" office:value="0.046625380575832">
                <text:p>0.046625380575832</text:p>
              </table:table-cell>
              <table:table-cell office:value-type="float" office:value="0.445103737355511">
                <text:p>0.445103737355511</text:p>
              </table:table-cell>
              <table:table-cell office:value-type="float" office:value="-0.254432510259303">
                <text:p>-0.254432510259303</text:p>
              </table:table-cell>
              <table:table-cell office:value-type="float" office:value="0.051184399700264">
                <text:p>0.051184399700264</text:p>
              </table:table-cell>
              <table:table-cell office:value-type="float" office:value="0.707368006633772">
                <text:p>0.707368006633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615763285103255">
                <text:p>0.615763285103255</text:p>
              </table:table-cell>
              <table:table-cell office:value-type="float" office:value="0.745122729691731">
                <text:p>0.745122729691731</text:p>
              </table:table-cell>
              <table:table-cell office:value-type="float" office:value="-0.246264863911932">
                <text:p>-0.246264863911932</text:p>
              </table:table-cell>
              <table:table-cell office:value-type="float" office:value="0.613104268480007">
                <text:p>0.613104268480007</text:p>
              </table:table-cell>
              <table:table-cell office:value-type="float" office:value="0.820140727315936">
                <text:p>0.820140727315936</text:p>
              </table:table-cell>
              <table:table-cell office:value-type="float" office:value="0.045007280303522">
                <text:p>0.045007280303522</text:p>
              </table:table-cell>
              <table:table-cell office:value-type="float" office:value="0.451402744610635">
                <text:p>0.451402744610635</text:p>
              </table:table-cell>
              <table:table-cell office:value-type="float" office:value="-0.261449120481492">
                <text:p>-0.261449120481492</text:p>
              </table:table-cell>
              <table:table-cell office:value-type="float" office:value="0.0548469643932686">
                <text:p>0.0548469643932686</text:p>
              </table:table-cell>
              <table:table-cell office:value-type="float" office:value="0.711158461594598">
                <text:p>0.711158461594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612347684534848">
                <text:p>0.612347684534848</text:p>
              </table:table-cell>
              <table:table-cell office:value-type="float" office:value="0.746662535368037">
                <text:p>0.746662535368037</text:p>
              </table:table-cell>
              <table:table-cell office:value-type="float" office:value="-0.261155975535361">
                <text:p>-0.261155975535361</text:p>
              </table:table-cell>
              <table:table-cell office:value-type="float" office:value="0.610853331994143">
                <text:p>0.610853331994143</text:p>
              </table:table-cell>
              <table:table-cell office:value-type="float" office:value="0.821073546939696">
                <text:p>0.821073546939696</text:p>
              </table:table-cell>
              <table:table-cell office:value-type="float" office:value="0.0442047948808798">
                <text:p>0.0442047948808798</text:p>
              </table:table-cell>
              <table:table-cell office:value-type="float" office:value="0.459724210209521">
                <text:p>0.459724210209521</text:p>
              </table:table-cell>
              <table:table-cell office:value-type="float" office:value="-0.26596762661721">
                <text:p>-0.26596762661721</text:p>
              </table:table-cell>
              <table:table-cell office:value-type="float" office:value="0.0592120035785914">
                <text:p>0.0592120035785914</text:p>
              </table:table-cell>
              <table:table-cell office:value-type="float" office:value="0.714539756575389">
                <text:p>0.714539756575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609290441192469">
                <text:p>0.609290441192469</text:p>
              </table:table-cell>
              <table:table-cell office:value-type="float" office:value="0.747569120421563">
                <text:p>0.747569120421563</text:p>
              </table:table-cell>
              <table:table-cell office:value-type="float" office:value="-0.273697147648427">
                <text:p>-0.273697147648427</text:p>
              </table:table-cell>
              <table:table-cell office:value-type="float" office:value="0.60838306443582">
                <text:p>0.60838306443582</text:p>
              </table:table-cell>
              <table:table-cell office:value-type="float" office:value="0.822043852099641">
                <text:p>0.822043852099641</text:p>
              </table:table-cell>
              <table:table-cell office:value-type="float" office:value="0.0434370992708746">
                <text:p>0.0434370992708746</text:p>
              </table:table-cell>
              <table:table-cell office:value-type="float" office:value="0.469075003062397">
                <text:p>0.469075003062397</text:p>
              </table:table-cell>
              <table:table-cell office:value-type="float" office:value="-0.268042134705653">
                <text:p>-0.268042134705653</text:p>
              </table:table-cell>
              <table:table-cell office:value-type="float" office:value="0.0634614030730063">
                <text:p>0.0634614030730063</text:p>
              </table:table-cell>
              <table:table-cell office:value-type="float" office:value="0.717518977635156">
                <text:p>0.717518977635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602928829262987">
                <text:p>0.602928829262987</text:p>
              </table:table-cell>
              <table:table-cell office:value-type="float" office:value="0.747117258195492">
                <text:p>0.747117258195492</text:p>
              </table:table-cell>
              <table:table-cell office:value-type="float" office:value="-0.291102824806456">
                <text:p>-0.291102824806456</text:p>
              </table:table-cell>
              <table:table-cell office:value-type="float" office:value="0.603212943934066">
                <text:p>0.603212943934066</text:p>
              </table:table-cell>
              <table:table-cell office:value-type="float" office:value="0.823881662513717">
                <text:p>0.823881662513717</text:p>
              </table:table-cell>
              <table:table-cell office:value-type="float" office:value="0.0397830382663155">
                <text:p>0.0397830382663155</text:p>
              </table:table-cell>
              <table:table-cell office:value-type="float" office:value="0.488077853906647">
                <text:p>0.488077853906647</text:p>
              </table:table-cell>
              <table:table-cell office:value-type="float" office:value="-0.268257079245654">
                <text:p>-0.268257079245654</text:p>
              </table:table-cell>
              <table:table-cell office:value-type="float" office:value="0.0698286009223781">
                <text:p>0.0698286009223781</text:p>
              </table:table-cell>
              <table:table-cell office:value-type="float" office:value="0.722921960390889">
                <text:p>0.722921960390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.599374407516256">
                <text:p>0.599374407516256</text:p>
              </table:table-cell>
              <table:table-cell office:value-type="float" office:value="0.74588463484218">
                <text:p>0.74588463484218</text:p>
              </table:table-cell>
              <table:table-cell office:value-type="float" office:value="-0.295583573261694">
                <text:p>-0.295583573261694</text:p>
              </table:table-cell>
              <table:table-cell office:value-type="float" office:value="0.600899693092611">
                <text:p>0.600899693092611</text:p>
              </table:table-cell>
              <table:table-cell office:value-type="float" office:value="0.824657028845444">
                <text:p>0.824657028845444</text:p>
              </table:table-cell>
              <table:table-cell office:value-type="float" office:value="0.0360460630621427">
                <text:p>0.0360460630621427</text:p>
              </table:table-cell>
              <table:table-cell office:value-type="float" office:value="0.496624656655443">
                <text:p>0.496624656655443</text:p>
              </table:table-cell>
              <table:table-cell office:value-type="float" office:value="-0.266719645800011">
                <text:p>-0.266719645800011</text:p>
              </table:table-cell>
              <table:table-cell office:value-type="float" office:value="0.0721112400901834">
                <text:p>0.0721112400901834</text:p>
              </table:table-cell>
              <table:table-cell office:value-type="float" office:value="0.725343355782427">
                <text:p>0.7253433557824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595781367911475">
                <text:p>0.595781367911475</text:p>
              </table:table-cell>
              <table:table-cell office:value-type="float" office:value="0.744284898105158">
                <text:p>0.744284898105158</text:p>
              </table:table-cell>
              <table:table-cell office:value-type="float" office:value="-0.297093550347529">
                <text:p>-0.297093550347529</text:p>
              </table:table-cell>
              <table:table-cell office:value-type="float" office:value="0.598957287029599">
                <text:p>0.598957287029599</text:p>
              </table:table-cell>
              <table:table-cell office:value-type="float" office:value="0.825386341488712">
                <text:p>0.825386341488712</text:p>
              </table:table-cell>
              <table:table-cell office:value-type="float" office:value="0.031142702410166">
                <text:p>0.031142702410166</text:p>
              </table:table-cell>
              <table:table-cell office:value-type="float" office:value="0.504242711652355">
                <text:p>0.504242711652355</text:p>
              </table:table-cell>
              <table:table-cell office:value-type="float" office:value="-0.2643279842347">
                <text:p>-0.2643279842347</text:p>
              </table:table-cell>
              <table:table-cell office:value-type="float" office:value="0.0742569830940055">
                <text:p>0.0742569830940055</text:p>
              </table:table-cell>
              <table:table-cell office:value-type="float" office:value="0.727648203393972">
                <text:p>0.7276482033939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.588930058653997">
                <text:p>0.588930058653997</text:p>
              </table:table-cell>
              <table:table-cell office:value-type="float" office:value="0.740837509327704">
                <text:p>0.740837509327704</text:p>
              </table:table-cell>
              <table:table-cell office:value-type="float" office:value="-0.294952031177602">
                <text:p>-0.294952031177602</text:p>
              </table:table-cell>
              <table:table-cell office:value-type="float" office:value="0.597099406583087">
                <text:p>0.597099406583087</text:p>
              </table:table-cell>
              <table:table-cell office:value-type="float" office:value="0.826782931594069">
                <text:p>0.826782931594069</text:p>
              </table:table-cell>
              <table:table-cell office:value-type="float" office:value="0.0186053120370669">
                <text:p>0.0186053120370669</text:p>
              </table:table-cell>
              <table:table-cell office:value-type="float" office:value="0.516429603970333">
                <text:p>0.516429603970333</text:p>
              </table:table-cell>
              <table:table-cell office:value-type="float" office:value="-0.258305486732866">
                <text:p>-0.258305486732866</text:p>
              </table:table-cell>
              <table:table-cell office:value-type="float" office:value="0.0795243535402325">
                <text:p>0.0795243535402325</text:p>
              </table:table-cell>
              <table:table-cell office:value-type="float" office:value="0.732182095701959">
                <text:p>0.732182095701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0.582972043719598">
                <text:p>0.582972043719598</text:p>
              </table:table-cell>
              <table:table-cell office:value-type="float" office:value="0.73797792535187">
                <text:p>0.73797792535187</text:p>
              </table:table-cell>
              <table:table-cell office:value-type="float" office:value="-0.289747103679594">
                <text:p>-0.289747103679594</text:p>
              </table:table-cell>
              <table:table-cell office:value-type="float" office:value="0.598187196398">
                <text:p>0.598187196398</text:p>
              </table:table-cell>
              <table:table-cell office:value-type="float" office:value="0.828371005895757">
                <text:p>0.828371005895757</text:p>
              </table:table-cell>
              <table:table-cell office:value-type="float" office:value="0.00359208524619969">
                <text:p>0.00359208524619969</text:p>
              </table:table-cell>
              <table:table-cell office:value-type="float" office:value="0.52495662953832">
                <text:p>0.52495662953832</text:p>
              </table:table-cell>
              <table:table-cell office:value-type="float" office:value="-0.252949492873678">
                <text:p>-0.252949492873678</text:p>
              </table:table-cell>
              <table:table-cell office:value-type="float" office:value="0.0865132043776071">
                <text:p>0.0865132043776071</text:p>
              </table:table-cell>
              <table:table-cell office:value-type="float" office:value="0.736934416565799">
                <text:p>0.7369344165657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0.577882021842851">
                <text:p>0.577882021842851</text:p>
              </table:table-cell>
              <table:table-cell office:value-type="float" office:value="0.736125083376302">
                <text:p>0.736125083376302</text:p>
              </table:table-cell>
              <table:table-cell office:value-type="float" office:value="-0.282855014140341">
                <text:p>-0.282855014140341</text:p>
              </table:table-cell>
              <table:table-cell office:value-type="float" office:value="0.601566526246028">
                <text:p>0.601566526246028</text:p>
              </table:table-cell>
              <table:table-cell office:value-type="float" office:value="0.83027761042377">
                <text:p>0.83027761042377</text:p>
              </table:table-cell>
              <table:table-cell office:value-type="float" office:value="-0.0126041682048859">
                <text:p>-0.0126041682048859</text:p>
              </table:table-cell>
              <table:table-cell office:value-type="float" office:value="0.530645180000734">
                <text:p>0.530645180000734</text:p>
              </table:table-cell>
              <table:table-cell office:value-type="float" office:value="-0.247264178998036">
                <text:p>-0.247264178998036</text:p>
              </table:table-cell>
              <table:table-cell office:value-type="float" office:value="0.0940165982155387">
                <text:p>0.0940165982155387</text:p>
              </table:table-cell>
              <table:table-cell office:value-type="float" office:value="0.741615759547415">
                <text:p>0.7416157595474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0.573385320918948">
                <text:p>0.573385320918948</text:p>
              </table:table-cell>
              <table:table-cell office:value-type="float" office:value="0.73514204044574">
                <text:p>0.73514204044574</text:p>
              </table:table-cell>
              <table:table-cell office:value-type="float" office:value="-0.274582512262484">
                <text:p>-0.274582512262484</text:p>
              </table:table-cell>
              <table:table-cell office:value-type="float" office:value="0.605971326158442">
                <text:p>0.605971326158442</text:p>
              </table:table-cell>
              <table:table-cell office:value-type="float" office:value="0.832482412570483">
                <text:p>0.832482412570483</text:p>
              </table:table-cell>
              <table:table-cell office:value-type="float" office:value="-0.0285664479620153">
                <text:p>-0.0285664479620153</text:p>
              </table:table-cell>
              <table:table-cell office:value-type="float" office:value="0.534630316784698">
                <text:p>0.534630316784698</text:p>
              </table:table-cell>
              <table:table-cell office:value-type="float" office:value="-0.241000464261969">
                <text:p>-0.241000464261969</text:p>
              </table:table-cell>
              <table:table-cell office:value-type="float" office:value="0.101424631119766">
                <text:p>0.101424631119766</text:p>
              </table:table-cell>
              <table:table-cell office:value-type="float" office:value="0.745842598457976">
                <text:p>0.745842598457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0.569138981945952">
                <text:p>0.569138981945952</text:p>
              </table:table-cell>
              <table:table-cell office:value-type="float" office:value="0.73453080107857">
                <text:p>0.73453080107857</text:p>
              </table:table-cell>
              <table:table-cell office:value-type="float" office:value="-0.265727817686698">
                <text:p>-0.265727817686698</text:p>
              </table:table-cell>
              <table:table-cell office:value-type="float" office:value="0.610668776347912">
                <text:p>0.610668776347912</text:p>
              </table:table-cell>
              <table:table-cell office:value-type="float" office:value="0.834703189247976">
                <text:p>0.834703189247976</text:p>
              </table:table-cell>
              <table:table-cell office:value-type="float" office:value="-0.04364565473282">
                <text:p>-0.04364565473282</text:p>
              </table:table-cell>
              <table:table-cell office:value-type="float" office:value="0.53753851048491">
                <text:p>0.53753851048491</text:p>
              </table:table-cell>
              <table:table-cell office:value-type="float" office:value="-0.234213414728399">
                <text:p>-0.234213414728399</text:p>
              </table:table-cell>
              <table:table-cell office:value-type="float" office:value="0.108647265072898">
                <text:p>0.108647265072898</text:p>
              </table:table-cell>
              <table:table-cell office:value-type="float" office:value="0.749540173454952">
                <text:p>0.749540173454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0.565187089778011">
                <text:p>0.565187089778011</text:p>
              </table:table-cell>
              <table:table-cell office:value-type="float" office:value="0.734161024913873">
                <text:p>0.734161024913873</text:p>
              </table:table-cell>
              <table:table-cell office:value-type="float" office:value="-0.256176104819929">
                <text:p>-0.256176104819929</text:p>
              </table:table-cell>
              <table:table-cell office:value-type="float" office:value="0.615532832999496">
                <text:p>0.615532832999496</text:p>
              </table:table-cell>
              <table:table-cell office:value-type="float" office:value="0.836952139176379">
                <text:p>0.836952139176379</text:p>
              </table:table-cell>
              <table:table-cell office:value-type="float" office:value="-0.0576911918698352">
                <text:p>-0.0576911918698352</text:p>
              </table:table-cell>
              <table:table-cell office:value-type="float" office:value="0.53990031092787">
                <text:p>0.53990031092787</text:p>
              </table:table-cell>
              <table:table-cell office:value-type="float" office:value="-0.227197196640907">
                <text:p>-0.227197196640907</text:p>
              </table:table-cell>
              <table:table-cell office:value-type="float" office:value="0.116209691136238">
                <text:p>0.116209691136238</text:p>
              </table:table-cell>
              <table:table-cell office:value-type="float" office:value="0.752846266256851">
                <text:p>0.7528462662568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0.560233020619881">
                <text:p>0.560233020619881</text:p>
              </table:table-cell>
              <table:table-cell office:value-type="float" office:value="0.734103825863811">
                <text:p>0.734103825863811</text:p>
              </table:table-cell>
              <table:table-cell office:value-type="float" office:value="-0.242220546117822">
                <text:p>-0.242220546117822</text:p>
              </table:table-cell>
              <table:table-cell office:value-type="float" office:value="0.623010205346488">
                <text:p>0.623010205346488</text:p>
              </table:table-cell>
              <table:table-cell office:value-type="float" office:value="0.840587861448856">
                <text:p>0.840587861448856</text:p>
              </table:table-cell>
              <table:table-cell office:value-type="float" office:value="-0.0770506718727479">
                <text:p>-0.0770506718727479</text:p>
              </table:table-cell>
              <table:table-cell office:value-type="float" office:value="0.543034392805252">
                <text:p>0.543034392805252</text:p>
              </table:table-cell>
              <table:table-cell office:value-type="float" office:value="-0.216454514233184">
                <text:p>-0.216454514233184</text:p>
              </table:table-cell>
              <table:table-cell office:value-type="float" office:value="0.129803315966472">
                <text:p>0.129803315966472</text:p>
              </table:table-cell>
              <table:table-cell office:value-type="float" office:value="0.757502059462097">
                <text:p>0.7575020594620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0.556704735550448">
                <text:p>0.556704735550448</text:p>
              </table:table-cell>
              <table:table-cell office:value-type="float" office:value="0.735028931215608">
                <text:p>0.735028931215608</text:p>
              </table:table-cell>
              <table:table-cell office:value-type="float" office:value="-0.228845533667551">
                <text:p>-0.228845533667551</text:p>
              </table:table-cell>
              <table:table-cell office:value-type="float" office:value="0.630323211914173">
                <text:p>0.630323211914173</text:p>
              </table:table-cell>
              <table:table-cell office:value-type="float" office:value="0.844711573594825">
                <text:p>0.844711573594825</text:p>
              </table:table-cell>
              <table:table-cell office:value-type="float" office:value="-0.0943958507955008">
                <text:p>-0.0943958507955008</text:p>
              </table:table-cell>
              <table:table-cell office:value-type="float" office:value="0.546573486750469">
                <text:p>0.546573486750469</text:p>
              </table:table-cell>
              <table:table-cell office:value-type="float" office:value="-0.204621790928968">
                <text:p>-0.204621790928968</text:p>
              </table:table-cell>
              <table:table-cell office:value-type="float" office:value="0.147083482447427">
                <text:p>0.147083482447427</text:p>
              </table:table-cell>
              <table:table-cell office:value-type="float" office:value="0.76205683147137">
                <text:p>0.76205683147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">
                <text:p>38</text:p>
              </table:table-cell>
              <table:table-cell office:value-type="float" office:value="0.554274176218264">
                <text:p>0.554274176218264</text:p>
              </table:table-cell>
              <table:table-cell office:value-type="float" office:value="0.737115044924594">
                <text:p>0.737115044924594</text:p>
              </table:table-cell>
              <table:table-cell office:value-type="float" office:value="-0.215182703907833">
                <text:p>-0.215182703907833</text:p>
              </table:table-cell>
              <table:table-cell office:value-type="float" office:value="0.637027688623782">
                <text:p>0.637027688623782</text:p>
              </table:table-cell>
              <table:table-cell office:value-type="float" office:value="0.849118986853161">
                <text:p>0.849118986853161</text:p>
              </table:table-cell>
              <table:table-cell office:value-type="float" office:value="-0.109255018190166">
                <text:p>-0.109255018190166</text:p>
              </table:table-cell>
              <table:table-cell office:value-type="float" office:value="0.551199472861955">
                <text:p>0.551199472861955</text:p>
              </table:table-cell>
              <table:table-cell office:value-type="float" office:value="-0.192656836802941">
                <text:p>-0.192656836802941</text:p>
              </table:table-cell>
              <table:table-cell office:value-type="float" office:value="0.167033284546997">
                <text:p>0.167033284546997</text:p>
              </table:table-cell>
              <table:table-cell office:value-type="float" office:value="0.766407705148713">
                <text:p>0.766407705148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">
                <text:p>41</text:p>
              </table:table-cell>
              <table:table-cell office:value-type="float" office:value="0.552391427197938">
                <text:p>0.552391427197938</text:p>
              </table:table-cell>
              <table:table-cell office:value-type="float" office:value="0.740156063130881">
                <text:p>0.740156063130881</text:p>
              </table:table-cell>
              <table:table-cell office:value-type="float" office:value="-0.203334647128444">
                <text:p>-0.203334647128444</text:p>
              </table:table-cell>
              <table:table-cell office:value-type="float" office:value="0.643188797386758">
                <text:p>0.643188797386758</text:p>
              </table:table-cell>
              <table:table-cell office:value-type="float" office:value="0.853477867619468">
                <text:p>0.853477867619468</text:p>
              </table:table-cell>
              <table:table-cell office:value-type="float" office:value="-0.121158311425209">
                <text:p>-0.121158311425209</text:p>
              </table:table-cell>
              <table:table-cell office:value-type="float" office:value="0.557094525092558">
                <text:p>0.557094525092558</text:p>
              </table:table-cell>
              <table:table-cell office:value-type="float" office:value="-0.18000554381166">
                <text:p>-0.18000554381166</text:p>
              </table:table-cell>
              <table:table-cell office:value-type="float" office:value="0.188552056181265">
                <text:p>0.188552056181265</text:p>
              </table:table-cell>
              <table:table-cell office:value-type="float" office:value="0.770535615968664">
                <text:p>0.7705356159686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0.549940078075225">
                <text:p>0.549940078075225</text:p>
              </table:table-cell>
              <table:table-cell office:value-type="float" office:value="0.744888666955459">
                <text:p>0.744888666955459</text:p>
              </table:table-cell>
              <table:table-cell office:value-type="float" office:value="-0.189290090479937">
                <text:p>-0.189290090479937</text:p>
              </table:table-cell>
              <table:table-cell office:value-type="float" office:value="0.649211851792325">
                <text:p>0.649211851792325</text:p>
              </table:table-cell>
              <table:table-cell office:value-type="float" office:value="0.858752190706661">
                <text:p>0.858752190706661</text:p>
              </table:table-cell>
              <table:table-cell office:value-type="float" office:value="-0.132539800006911">
                <text:p>-0.132539800006911</text:p>
              </table:table-cell>
              <table:table-cell office:value-type="float" office:value="0.56662495451182">
                <text:p>0.56662495451182</text:p>
              </table:table-cell>
              <table:table-cell office:value-type="float" office:value="-0.162293248070187">
                <text:p>-0.162293248070187</text:p>
              </table:table-cell>
              <table:table-cell office:value-type="float" office:value="0.21731171587742">
                <text:p>0.21731171587742</text:p>
              </table:table-cell>
              <table:table-cell office:value-type="float" office:value="0.775249569841502">
                <text:p>0.7752495698415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546992997828644">
                <text:p>0.546992997828644</text:p>
              </table:table-cell>
              <table:table-cell office:value-type="float" office:value="0.749517026810361">
                <text:p>0.749517026810361</text:p>
              </table:table-cell>
              <table:table-cell office:value-type="float" office:value="-0.17686594460975">
                <text:p>-0.17686594460975</text:p>
              </table:table-cell>
              <table:table-cell office:value-type="float" office:value="0.652460154192266">
                <text:p>0.652460154192266</text:p>
              </table:table-cell>
              <table:table-cell office:value-type="float" office:value="0.863004620833494">
                <text:p>0.863004620833494</text:p>
              </table:table-cell>
              <table:table-cell office:value-type="float" office:value="-0.139238500759436">
                <text:p>-0.139238500759436</text:p>
              </table:table-cell>
              <table:table-cell office:value-type="float" office:value="0.577432445325631">
                <text:p>0.577432445325631</text:p>
              </table:table-cell>
              <table:table-cell office:value-type="float" office:value="-0.144232288169835">
                <text:p>-0.144232288169835</text:p>
              </table:table-cell>
              <table:table-cell office:value-type="float" office:value="0.243703962961836">
                <text:p>0.243703962961836</text:p>
              </table:table-cell>
              <table:table-cell office:value-type="float" office:value="0.778799357760894">
                <text:p>0.7787993577608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">
                <text:p>54</text:p>
              </table:table-cell>
              <table:table-cell office:value-type="float" office:value="0.542170605624088">
                <text:p>0.542170605624088</text:p>
              </table:table-cell>
              <table:table-cell office:value-type="float" office:value="0.754214335379552">
                <text:p>0.754214335379552</text:p>
              </table:table-cell>
              <table:table-cell office:value-type="float" office:value="-0.164111257663471">
                <text:p>-0.164111257663471</text:p>
              </table:table-cell>
              <table:table-cell office:value-type="float" office:value="0.653320521263164">
                <text:p>0.653320521263164</text:p>
              </table:table-cell>
              <table:table-cell office:value-type="float" office:value="0.866653748343797">
                <text:p>0.866653748343797</text:p>
              </table:table-cell>
              <table:table-cell office:value-type="float" office:value="-0.141579800109879">
                <text:p>-0.141579800109879</text:p>
              </table:table-cell>
              <table:table-cell office:value-type="float" office:value="0.592293454566613">
                <text:p>0.592293454566613</text:p>
              </table:table-cell>
              <table:table-cell office:value-type="float" office:value="-0.121284028378516">
                <text:p>-0.121284028378516</text:p>
              </table:table-cell>
              <table:table-cell office:value-type="float" office:value="0.270010890514935">
                <text:p>0.270010890514935</text:p>
              </table:table-cell>
              <table:table-cell office:value-type="float" office:value="0.781287184910592">
                <text:p>0.7812871849105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">
                <text:p>59</text:p>
              </table:table-cell>
              <table:table-cell office:value-type="float" office:value="0.536328075847664">
                <text:p>0.536328075847664</text:p>
              </table:table-cell>
              <table:table-cell office:value-type="float" office:value="0.75751033767935">
                <text:p>0.75751033767935</text:p>
              </table:table-cell>
              <table:table-cell office:value-type="float" office:value="-0.157276393265966">
                <text:p>-0.157276393265966</text:p>
              </table:table-cell>
              <table:table-cell office:value-type="float" office:value="0.651420049248257">
                <text:p>0.651420049248257</text:p>
              </table:table-cell>
              <table:table-cell office:value-type="float" office:value="0.868953208591957">
                <text:p>0.868953208591957</text:p>
              </table:table-cell>
              <table:table-cell office:value-type="float" office:value="-0.137195826557044">
                <text:p>-0.137195826557044</text:p>
              </table:table-cell>
              <table:table-cell office:value-type="float" office:value="0.609265383418941">
                <text:p>0.609265383418941</text:p>
              </table:table-cell>
              <table:table-cell office:value-type="float" office:value="-0.100184355145646">
                <text:p>-0.100184355145646</text:p>
              </table:table-cell>
              <table:table-cell office:value-type="float" office:value="0.286664300453838">
                <text:p>0.286664300453838</text:p>
              </table:table-cell>
              <table:table-cell office:value-type="float" office:value="0.781791585580004">
                <text:p>0.781791585580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">
                <text:p>64</text:p>
              </table:table-cell>
              <table:table-cell office:value-type="float" office:value="0.530378696418064">
                <text:p>0.530378696418064</text:p>
              </table:table-cell>
              <table:table-cell office:value-type="float" office:value="0.759770022432996">
                <text:p>0.759770022432996</text:p>
              </table:table-cell>
              <table:table-cell office:value-type="float" office:value="-0.158588122044703">
                <text:p>-0.158588122044703</text:p>
              </table:table-cell>
              <table:table-cell office:value-type="float" office:value="0.647230044383871">
                <text:p>0.647230044383871</text:p>
              </table:table-cell>
              <table:table-cell office:value-type="float" office:value="0.870729387784696">
                <text:p>0.870729387784696</text:p>
              </table:table-cell>
              <table:table-cell office:value-type="float" office:value="-0.125470986274088">
                <text:p>-0.125470986274088</text:p>
              </table:table-cell>
              <table:table-cell office:value-type="float" office:value="0.628659742060154">
                <text:p>0.628659742060154</text:p>
              </table:table-cell>
              <table:table-cell office:value-type="float" office:value="-0.082830695087455">
                <text:p>-0.082830695087455</text:p>
              </table:table-cell>
              <table:table-cell office:value-type="float" office:value="0.294829025469147">
                <text:p>0.294829025469147</text:p>
              </table:table-cell>
              <table:table-cell office:value-type="float" office:value="0.780949869340789">
                <text:p>0.780949869340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0.524105405535722">
                <text:p>0.524105405535722</text:p>
              </table:table-cell>
              <table:table-cell office:value-type="float" office:value="0.76170224655748">
                <text:p>0.76170224655748</text:p>
              </table:table-cell>
              <table:table-cell office:value-type="float" office:value="-0.16724240131629">
                <text:p>-0.16724240131629</text:p>
              </table:table-cell>
              <table:table-cell office:value-type="float" office:value="0.639676172105005">
                <text:p>0.639676172105005</text:p>
              </table:table-cell>
              <table:table-cell office:value-type="float" office:value="0.872870285897252">
                <text:p>0.872870285897252</text:p>
              </table:table-cell>
              <table:table-cell office:value-type="float" office:value="-0.101993190119148">
                <text:p>-0.101993190119148</text:p>
              </table:table-cell>
              <table:table-cell office:value-type="float" office:value="0.654338529717908">
                <text:p>0.654338529717908</text:p>
              </table:table-cell>
              <table:table-cell office:value-type="float" office:value="-0.0679801944004027">
                <text:p>-0.0679801944004027</text:p>
              </table:table-cell>
              <table:table-cell office:value-type="float" office:value="0.29501949368949">
                <text:p>0.29501949368949</text:p>
              </table:table-cell>
              <table:table-cell office:value-type="float" office:value="0.779014132953397">
                <text:p>0.7790141329533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6">
                <text:p>76</text:p>
              </table:table-cell>
              <table:table-cell office:value-type="float" office:value="0.51961013759945">
                <text:p>0.51961013759945</text:p>
              </table:table-cell>
              <table:table-cell office:value-type="float" office:value="0.763489465334259">
                <text:p>0.763489465334259</text:p>
              </table:table-cell>
              <table:table-cell office:value-type="float" office:value="-0.180703001197579">
                <text:p>-0.180703001197579</text:p>
              </table:table-cell>
              <table:table-cell office:value-type="float" office:value="0.630919300578313">
                <text:p>0.630919300578313</text:p>
              </table:table-cell>
              <table:table-cell office:value-type="float" office:value="0.875511398660218">
                <text:p>0.875511398660218</text:p>
              </table:table-cell>
              <table:table-cell office:value-type="float" office:value="-0.0706545577595628">
                <text:p>-0.0706545577595628</text:p>
              </table:table-cell>
              <table:table-cell office:value-type="float" office:value="0.681168141215228">
                <text:p>0.681168141215228</text:p>
              </table:table-cell>
              <table:table-cell office:value-type="float" office:value="-0.0597931767399473">
                <text:p>-0.0597931767399473</text:p>
              </table:table-cell>
              <table:table-cell office:value-type="float" office:value="0.288500314468916">
                <text:p>0.288500314468916</text:p>
              </table:table-cell>
              <table:table-cell office:value-type="float" office:value="0.777392761383292">
                <text:p>0.7773927613832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3">
                <text:p>83</text:p>
              </table:table-cell>
              <table:table-cell office:value-type="float" office:value="0.517775936560973">
                <text:p>0.517775936560973</text:p>
              </table:table-cell>
              <table:table-cell office:value-type="float" office:value="0.766334493600523">
                <text:p>0.766334493600523</text:p>
              </table:table-cell>
              <table:table-cell office:value-type="float" office:value="-0.199121215376042">
                <text:p>-0.199121215376042</text:p>
              </table:table-cell>
              <table:table-cell office:value-type="float" office:value="0.623678641057248">
                <text:p>0.623678641057248</text:p>
              </table:table-cell>
              <table:table-cell office:value-type="float" office:value="0.879519478492976">
                <text:p>0.879519478492976</text:p>
              </table:table-cell>
              <table:table-cell office:value-type="float" office:value="-0.0280229025901948">
                <text:p>-0.0280229025901948</text:p>
              </table:table-cell>
              <table:table-cell office:value-type="float" office:value="0.71229679391331">
                <text:p>0.71229679391331</text:p>
              </table:table-cell>
              <table:table-cell office:value-type="float" office:value="-0.0550620521639631">
                <text:p>-0.0550620521639631</text:p>
              </table:table-cell>
              <table:table-cell office:value-type="float" office:value="0.278168147757039">
                <text:p>0.278168147757039</text:p>
              </table:table-cell>
              <table:table-cell office:value-type="float" office:value="0.777435209315659">
                <text:p>0.7774352093156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041cm" svg:height="14.085cm" xlink:href=".." xlink:type="simple" chart:class="chart:scatter" chart:style-name="ch1">
        <chart:title svg:x="8.283cm" svg:y="0.417cm" chart:style-name="ch2">
          <text:p>rhoDCCA das 10 Principais Criptomoedas</text:p>
        </chart:title>
        <chart:subtitle svg:x="10.254cm" svg:y="1.477cm" chart:style-name="ch3">
          <text:p>BTC-USD x Criptomoeda</text:p>
        </chart:subtitle>
        <chart:legend chart:legend-position="end" svg:x="22.46cm" svg:y="4.502cm" style:legend-expansion="high" chart:style-name="ch4"/>
        <chart:plot-area chart:style-name="ch5" table:cell-range-address="'ADA-USD-Close-rhodcca'.A2:'ADA-USD-Close-rhodcca'.K32 'ADA-USD-Close-rhodcca'.B1:'ADA-USD-Close-rhodcca'.K1" chart:data-source-has-labels="row" svg:x="1.511cm" svg:y="2.441cm" svg:width="20.449cm" svg:height="10.382cm">
          <chart:coordinate-region svg:x="2.344cm" svg:y="2.64cm" svg:width="19.429cm" svg:height="9.984cm"/>
          <chart:axis chart:dimension="x" chart:name="primary-x" chart:style-name="ch6">
            <chart:title svg:x="11.188cm" svg:y="13.104cm" chart:style-name="ch7">
              <text:p>Escala</text:p>
            </chart:title>
          </chart:axis>
          <chart:axis chart:dimension="y" chart:name="primary-y" chart:style-name="ch8">
            <chart:title svg:x="0.451cm" svg:y="8.39cm" chart:style-name="ch9">
              <text:p>rhoDCCA</text:p>
            </chart:title>
            <chart:grid chart:style-name="ch10" chart:class="major"/>
          </chart:axis>
          <chart:series chart:style-name="ch11" chart:values-cell-range-address="'ADA-USD-Close-rhodcca'.B2:'ADA-USD-Close-rhodcca'.B32" chart:label-cell-address="'ADA-USD-Close-rhodcca'.B1:'ADA-USD-Close-rhodcca'.B1" chart:class="chart:scatter">
            <chart:domain table:cell-range-address="'ADA-USD-Close-rhodcca'.A2:'ADA-USD-Close-rhodcca'.A32"/>
            <chart:data-point chart:repeated="31"/>
          </chart:series>
          <chart:series chart:style-name="ch12" chart:values-cell-range-address="'ADA-USD-Close-rhodcca'.C2:'ADA-USD-Close-rhodcca'.C32" chart:label-cell-address="'ADA-USD-Close-rhodcca'.C1:'ADA-USD-Close-rhodcca'.C1" chart:class="chart:scatter">
            <chart:data-point chart:repeated="31"/>
          </chart:series>
          <chart:series chart:style-name="ch13" chart:values-cell-range-address="'ADA-USD-Close-rhodcca'.D2:'ADA-USD-Close-rhodcca'.D32" chart:label-cell-address="'ADA-USD-Close-rhodcca'.D1:'ADA-USD-Close-rhodcca'.D1" chart:class="chart:scatter">
            <chart:data-point chart:repeated="31"/>
          </chart:series>
          <chart:series chart:style-name="ch14" chart:values-cell-range-address="'ADA-USD-Close-rhodcca'.E2:'ADA-USD-Close-rhodcca'.E32" chart:label-cell-address="'ADA-USD-Close-rhodcca'.E1:'ADA-USD-Close-rhodcca'.E1" chart:class="chart:scatter">
            <chart:data-point chart:repeated="31"/>
          </chart:series>
          <chart:series chart:style-name="ch15" chart:values-cell-range-address="'ADA-USD-Close-rhodcca'.F2:'ADA-USD-Close-rhodcca'.F32" chart:label-cell-address="'ADA-USD-Close-rhodcca'.F1:'ADA-USD-Close-rhodcca'.F1" chart:class="chart:scatter">
            <chart:data-point chart:repeated="31"/>
          </chart:series>
          <chart:series chart:style-name="ch16" chart:values-cell-range-address="'ADA-USD-Close-rhodcca'.G2:'ADA-USD-Close-rhodcca'.G32" chart:label-cell-address="'ADA-USD-Close-rhodcca'.G1:'ADA-USD-Close-rhodcca'.G1" chart:class="chart:scatter">
            <chart:data-point chart:repeated="31"/>
          </chart:series>
          <chart:series chart:style-name="ch17" chart:values-cell-range-address="'ADA-USD-Close-rhodcca'.H2:'ADA-USD-Close-rhodcca'.H32" chart:label-cell-address="'ADA-USD-Close-rhodcca'.H1:'ADA-USD-Close-rhodcca'.H1" chart:class="chart:scatter">
            <chart:data-point chart:repeated="31"/>
          </chart:series>
          <chart:series chart:style-name="ch18" chart:values-cell-range-address="'ADA-USD-Close-rhodcca'.I2:'ADA-USD-Close-rhodcca'.I32" chart:label-cell-address="'ADA-USD-Close-rhodcca'.I1:'ADA-USD-Close-rhodcca'.I1" chart:class="chart:scatter">
            <chart:data-point chart:repeated="31"/>
          </chart:series>
          <chart:series chart:style-name="ch19" chart:values-cell-range-address="'ADA-USD-Close-rhodcca'.J2:'ADA-USD-Close-rhodcca'.J32" chart:label-cell-address="'ADA-USD-Close-rhodcca'.J1:'ADA-USD-Close-rhodcca'.J1" chart:class="chart:scatter">
            <chart:data-point chart:repeated="31"/>
          </chart:series>
          <chart:series chart:style-name="ch20" chart:values-cell-range-address="'ADA-USD-Close-rhodcca'.K2:'ADA-USD-Close-rhodcca'.K32" chart:label-cell-address="'ADA-USD-Close-rhodcca'.K1:'ADA-USD-Close-rhodcca'.K1" chart:class="chart:scatter">
            <chart:data-point chart:repeated="3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ADA-USD</text:p>
                <draw:g>
                  <svg:desc>'ADA-USD-Close-rhodcca'.B1:'ADA-USD-Close-rhodcca'.B1</svg:desc>
                </draw:g>
              </table:table-cell>
              <table:table-cell office:value-type="string">
                <text:p>BNB-USD</text:p>
                <draw:g>
                  <svg:desc>'ADA-USD-Close-rhodcca'.C1:'ADA-USD-Close-rhodcca'.C1</svg:desc>
                </draw:g>
              </table:table-cell>
              <table:table-cell office:value-type="string">
                <text:p>BUSD-USD</text:p>
                <draw:g>
                  <svg:desc>'ADA-USD-Close-rhodcca'.D1:'ADA-USD-Close-rhodcca'.D1</svg:desc>
                </draw:g>
              </table:table-cell>
              <table:table-cell office:value-type="string">
                <text:p>DOGE-USD</text:p>
                <draw:g>
                  <svg:desc>'ADA-USD-Close-rhodcca'.E1:'ADA-USD-Close-rhodcca'.E1</svg:desc>
                </draw:g>
              </table:table-cell>
              <table:table-cell office:value-type="string">
                <text:p>ETH-USD</text:p>
                <draw:g>
                  <svg:desc>'ADA-USD-Close-rhodcca'.F1:'ADA-USD-Close-rhodcca'.F1</svg:desc>
                </draw:g>
              </table:table-cell>
              <table:table-cell office:value-type="string">
                <text:p>HEX-USD</text:p>
                <draw:g>
                  <svg:desc>'ADA-USD-Close-rhodcca'.G1:'ADA-USD-Close-rhodcca'.G1</svg:desc>
                </draw:g>
              </table:table-cell>
              <table:table-cell office:value-type="string">
                <text:p>SOL-USD</text:p>
                <draw:g>
                  <svg:desc>'ADA-USD-Close-rhodcca'.H1:'ADA-USD-Close-rhodcca'.H1</svg:desc>
                </draw:g>
              </table:table-cell>
              <table:table-cell office:value-type="string">
                <text:p>USDC-USD</text:p>
                <draw:g>
                  <svg:desc>'ADA-USD-Close-rhodcca'.I1:'ADA-USD-Close-rhodcca'.I1</svg:desc>
                </draw:g>
              </table:table-cell>
              <table:table-cell office:value-type="string">
                <text:p>USDT-USD</text:p>
                <draw:g>
                  <svg:desc>'ADA-USD-Close-rhodcca'.J1:'ADA-USD-Close-rhodcca'.J1</svg:desc>
                </draw:g>
              </table:table-cell>
              <table:table-cell office:value-type="string">
                <text:p>XRP-USD</text:p>
                <draw:g>
                  <svg:desc>'ADA-USD-Close-rhodcca'.K1:'ADA-USD-Close-rhodcca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ADA-USD-Close-rhodcca'.A2:'ADA-USD-Close-rhodcca'.A32</svg:desc>
                </draw:g>
              </table:table-cell>
              <table:table-cell office:value-type="float" office:value="0.666081790353981">
                <text:p>0.666081790353981</text:p>
                <draw:g>
                  <svg:desc>'ADA-USD-Close-rhodcca'.B2:'ADA-USD-Close-rhodcca'.B32</svg:desc>
                </draw:g>
              </table:table-cell>
              <table:table-cell office:value-type="float" office:value="0.751790056492878">
                <text:p>0.751790056492878</text:p>
                <draw:g>
                  <svg:desc>'ADA-USD-Close-rhodcca'.C2:'ADA-USD-Close-rhodcca'.C32</svg:desc>
                </draw:g>
              </table:table-cell>
              <table:table-cell office:value-type="float" office:value="-0.111856269608273">
                <text:p>-0.111856269608273</text:p>
                <draw:g>
                  <svg:desc>'ADA-USD-Close-rhodcca'.D2:'ADA-USD-Close-rhodcca'.D32</svg:desc>
                </draw:g>
              </table:table-cell>
              <table:table-cell office:value-type="float" office:value="0.616611089537152">
                <text:p>0.616611089537152</text:p>
                <draw:g>
                  <svg:desc>'ADA-USD-Close-rhodcca'.E2:'ADA-USD-Close-rhodcca'.E32</svg:desc>
                </draw:g>
              </table:table-cell>
              <table:table-cell office:value-type="float" office:value="0.838383944978356">
                <text:p>0.838383944978356</text:p>
                <draw:g>
                  <svg:desc>'ADA-USD-Close-rhodcca'.F2:'ADA-USD-Close-rhodcca'.F32</svg:desc>
                </draw:g>
              </table:table-cell>
              <table:table-cell office:value-type="float" office:value="0.156458987998932">
                <text:p>0.156458987998932</text:p>
                <draw:g>
                  <svg:desc>'ADA-USD-Close-rhodcca'.G2:'ADA-USD-Close-rhodcca'.G32</svg:desc>
                </draw:g>
              </table:table-cell>
              <table:table-cell office:value-type="float" office:value="0.507919424012669">
                <text:p>0.507919424012669</text:p>
                <draw:g>
                  <svg:desc>'ADA-USD-Close-rhodcca'.H2:'ADA-USD-Close-rhodcca'.H32</svg:desc>
                </draw:g>
              </table:table-cell>
              <table:table-cell office:value-type="float" office:value="-0.153528869614714">
                <text:p>-0.153528869614714</text:p>
                <draw:g>
                  <svg:desc>'ADA-USD-Close-rhodcca'.I2:'ADA-USD-Close-rhodcca'.I32</svg:desc>
                </draw:g>
              </table:table-cell>
              <table:table-cell office:value-type="float" office:value="-0.0319949268962805">
                <text:p>-0.0319949268962805</text:p>
                <draw:g>
                  <svg:desc>'ADA-USD-Close-rhodcca'.J2:'ADA-USD-Close-rhodcca'.J32</svg:desc>
                </draw:g>
              </table:table-cell>
              <table:table-cell office:value-type="float" office:value="0.692951437170867">
                <text:p>0.692951437170867</text:p>
                <draw:g>
                  <svg:desc>'ADA-USD-Close-rhodcca'.K2:'ADA-USD-Close-rhodcca'.K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655189047721373">
                <text:p>0.655189047721373</text:p>
              </table:table-cell>
              <table:table-cell office:value-type="float" office:value="0.742675727521637">
                <text:p>0.742675727521637</text:p>
              </table:table-cell>
              <table:table-cell office:value-type="float" office:value="-0.152799778694289">
                <text:p>-0.152799778694289</text:p>
              </table:table-cell>
              <table:table-cell office:value-type="float" office:value="0.616821912339064">
                <text:p>0.616821912339064</text:p>
              </table:table-cell>
              <table:table-cell office:value-type="float" office:value="0.831603710813109">
                <text:p>0.831603710813109</text:p>
              </table:table-cell>
              <table:table-cell office:value-type="float" office:value="0.115772878561304">
                <text:p>0.115772878561304</text:p>
              </table:table-cell>
              <table:table-cell office:value-type="float" office:value="0.480559586006361">
                <text:p>0.480559586006361</text:p>
              </table:table-cell>
              <table:table-cell office:value-type="float" office:value="-0.186148324175119">
                <text:p>-0.186148324175119</text:p>
              </table:table-cell>
              <table:table-cell office:value-type="float" office:value="-0.00436115978998311">
                <text:p>-0.00436115978998311</text:p>
              </table:table-cell>
              <table:table-cell office:value-type="float" office:value="0.690983603001929">
                <text:p>0.690983603001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46303358327922">
                <text:p>0.646303358327922</text:p>
              </table:table-cell>
              <table:table-cell office:value-type="float" office:value="0.737661768402624">
                <text:p>0.737661768402624</text:p>
              </table:table-cell>
              <table:table-cell office:value-type="float" office:value="-0.178699027584526">
                <text:p>-0.178699027584526</text:p>
              </table:table-cell>
              <table:table-cell office:value-type="float" office:value="0.618406362016699">
                <text:p>0.618406362016699</text:p>
              </table:table-cell>
              <table:table-cell office:value-type="float" office:value="0.825545916389324">
                <text:p>0.825545916389324</text:p>
              </table:table-cell>
              <table:table-cell office:value-type="float" office:value="0.086657919098017">
                <text:p>0.086657919098017</text:p>
              </table:table-cell>
              <table:table-cell office:value-type="float" office:value="0.460787886730914">
                <text:p>0.460787886730914</text:p>
              </table:table-cell>
              <table:table-cell office:value-type="float" office:value="-0.210184287484455">
                <text:p>-0.210184287484455</text:p>
              </table:table-cell>
              <table:table-cell office:value-type="float" office:value="0.0199875325993162">
                <text:p>0.0199875325993162</text:p>
              </table:table-cell>
              <table:table-cell office:value-type="float" office:value="0.691088367597705">
                <text:p>0.691088367597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639475348839462">
                <text:p>0.639475348839462</text:p>
              </table:table-cell>
              <table:table-cell office:value-type="float" office:value="0.737918525119183">
                <text:p>0.737918525119183</text:p>
              </table:table-cell>
              <table:table-cell office:value-type="float" office:value="-0.192655678190141">
                <text:p>-0.192655678190141</text:p>
              </table:table-cell>
              <table:table-cell office:value-type="float" office:value="0.619609050529081">
                <text:p>0.619609050529081</text:p>
              </table:table-cell>
              <table:table-cell office:value-type="float" office:value="0.822286892995208">
                <text:p>0.822286892995208</text:p>
              </table:table-cell>
              <table:table-cell office:value-type="float" office:value="0.0677507214234496">
                <text:p>0.0677507214234496</text:p>
              </table:table-cell>
              <table:table-cell office:value-type="float" office:value="0.449315812594896">
                <text:p>0.449315812594896</text:p>
              </table:table-cell>
              <table:table-cell office:value-type="float" office:value="-0.225706235927015">
                <text:p>-0.225706235927015</text:p>
              </table:table-cell>
              <table:table-cell office:value-type="float" office:value="0.0352794950476036">
                <text:p>0.0352794950476036</text:p>
              </table:table-cell>
              <table:table-cell office:value-type="float" office:value="0.695055307545756">
                <text:p>0.695055307545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631848508005988">
                <text:p>0.631848508005988</text:p>
              </table:table-cell>
              <table:table-cell office:value-type="float" office:value="0.739202127267379">
                <text:p>0.739202127267379</text:p>
              </table:table-cell>
              <table:table-cell office:value-type="float" office:value="-0.203806446144208">
                <text:p>-0.203806446144208</text:p>
              </table:table-cell>
              <table:table-cell office:value-type="float" office:value="0.618474929901744">
                <text:p>0.618474929901744</text:p>
              </table:table-cell>
              <table:table-cell office:value-type="float" office:value="0.820040127905223">
                <text:p>0.820040127905223</text:p>
              </table:table-cell>
              <table:table-cell office:value-type="float" office:value="0.056123584219338">
                <text:p>0.056123584219338</text:p>
              </table:table-cell>
              <table:table-cell office:value-type="float" office:value="0.442971063396303">
                <text:p>0.442971063396303</text:p>
              </table:table-cell>
              <table:table-cell office:value-type="float" office:value="-0.23724238516499">
                <text:p>-0.23724238516499</text:p>
              </table:table-cell>
              <table:table-cell office:value-type="float" office:value="0.0441512321370486">
                <text:p>0.0441512321370486</text:p>
              </table:table-cell>
              <table:table-cell office:value-type="float" office:value="0.698963853572635">
                <text:p>0.698963853572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625183519832501">
                <text:p>0.625183519832501</text:p>
              </table:table-cell>
              <table:table-cell office:value-type="float" office:value="0.741078030308632">
                <text:p>0.741078030308632</text:p>
              </table:table-cell>
              <table:table-cell office:value-type="float" office:value="-0.215829924082782">
                <text:p>-0.215829924082782</text:p>
              </table:table-cell>
              <table:table-cell office:value-type="float" office:value="0.616845653317488">
                <text:p>0.616845653317488</text:p>
              </table:table-cell>
              <table:table-cell office:value-type="float" office:value="0.81919803410013">
                <text:p>0.81919803410013</text:p>
              </table:table-cell>
              <table:table-cell office:value-type="float" office:value="0.049937431873447">
                <text:p>0.049937431873447</text:p>
              </table:table-cell>
              <table:table-cell office:value-type="float" office:value="0.44191918458809">
                <text:p>0.44191918458809</text:p>
              </table:table-cell>
              <table:table-cell office:value-type="float" office:value="-0.246358312515718">
                <text:p>-0.246358312515718</text:p>
              </table:table-cell>
              <table:table-cell office:value-type="float" office:value="0.0480496170177002">
                <text:p>0.0480496170177002</text:p>
              </table:table-cell>
              <table:table-cell office:value-type="float" office:value="0.703130722501294">
                <text:p>0.703130722501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619904392021361">
                <text:p>0.619904392021361</text:p>
              </table:table-cell>
              <table:table-cell office:value-type="float" office:value="0.74319233642562">
                <text:p>0.74319233642562</text:p>
              </table:table-cell>
              <table:table-cell office:value-type="float" office:value="-0.230446065262091">
                <text:p>-0.230446065262091</text:p>
              </table:table-cell>
              <table:table-cell office:value-type="float" office:value="0.615135071743783">
                <text:p>0.615135071743783</text:p>
              </table:table-cell>
              <table:table-cell office:value-type="float" office:value="0.819388920737388">
                <text:p>0.819388920737388</text:p>
              </table:table-cell>
              <table:table-cell office:value-type="float" office:value="0.046625380575832">
                <text:p>0.046625380575832</text:p>
              </table:table-cell>
              <table:table-cell office:value-type="float" office:value="0.445103737355511">
                <text:p>0.445103737355511</text:p>
              </table:table-cell>
              <table:table-cell office:value-type="float" office:value="-0.254432510259303">
                <text:p>-0.254432510259303</text:p>
              </table:table-cell>
              <table:table-cell office:value-type="float" office:value="0.051184399700264">
                <text:p>0.051184399700264</text:p>
              </table:table-cell>
              <table:table-cell office:value-type="float" office:value="0.707368006633772">
                <text:p>0.707368006633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615763285103255">
                <text:p>0.615763285103255</text:p>
              </table:table-cell>
              <table:table-cell office:value-type="float" office:value="0.745122729691731">
                <text:p>0.745122729691731</text:p>
              </table:table-cell>
              <table:table-cell office:value-type="float" office:value="-0.246264863911932">
                <text:p>-0.246264863911932</text:p>
              </table:table-cell>
              <table:table-cell office:value-type="float" office:value="0.613104268480007">
                <text:p>0.613104268480007</text:p>
              </table:table-cell>
              <table:table-cell office:value-type="float" office:value="0.820140727315936">
                <text:p>0.820140727315936</text:p>
              </table:table-cell>
              <table:table-cell office:value-type="float" office:value="0.045007280303522">
                <text:p>0.045007280303522</text:p>
              </table:table-cell>
              <table:table-cell office:value-type="float" office:value="0.451402744610635">
                <text:p>0.451402744610635</text:p>
              </table:table-cell>
              <table:table-cell office:value-type="float" office:value="-0.261449120481492">
                <text:p>-0.261449120481492</text:p>
              </table:table-cell>
              <table:table-cell office:value-type="float" office:value="0.0548469643932686">
                <text:p>0.0548469643932686</text:p>
              </table:table-cell>
              <table:table-cell office:value-type="float" office:value="0.711158461594598">
                <text:p>0.711158461594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612347684534848">
                <text:p>0.612347684534848</text:p>
              </table:table-cell>
              <table:table-cell office:value-type="float" office:value="0.746662535368037">
                <text:p>0.746662535368037</text:p>
              </table:table-cell>
              <table:table-cell office:value-type="float" office:value="-0.261155975535361">
                <text:p>-0.261155975535361</text:p>
              </table:table-cell>
              <table:table-cell office:value-type="float" office:value="0.610853331994143">
                <text:p>0.610853331994143</text:p>
              </table:table-cell>
              <table:table-cell office:value-type="float" office:value="0.821073546939696">
                <text:p>0.821073546939696</text:p>
              </table:table-cell>
              <table:table-cell office:value-type="float" office:value="0.0442047948808798">
                <text:p>0.0442047948808798</text:p>
              </table:table-cell>
              <table:table-cell office:value-type="float" office:value="0.459724210209521">
                <text:p>0.459724210209521</text:p>
              </table:table-cell>
              <table:table-cell office:value-type="float" office:value="-0.26596762661721">
                <text:p>-0.26596762661721</text:p>
              </table:table-cell>
              <table:table-cell office:value-type="float" office:value="0.0592120035785914">
                <text:p>0.0592120035785914</text:p>
              </table:table-cell>
              <table:table-cell office:value-type="float" office:value="0.714539756575389">
                <text:p>0.714539756575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609290441192469">
                <text:p>0.609290441192469</text:p>
              </table:table-cell>
              <table:table-cell office:value-type="float" office:value="0.747569120421563">
                <text:p>0.747569120421563</text:p>
              </table:table-cell>
              <table:table-cell office:value-type="float" office:value="-0.273697147648427">
                <text:p>-0.273697147648427</text:p>
              </table:table-cell>
              <table:table-cell office:value-type="float" office:value="0.60838306443582">
                <text:p>0.60838306443582</text:p>
              </table:table-cell>
              <table:table-cell office:value-type="float" office:value="0.822043852099641">
                <text:p>0.822043852099641</text:p>
              </table:table-cell>
              <table:table-cell office:value-type="float" office:value="0.0434370992708746">
                <text:p>0.0434370992708746</text:p>
              </table:table-cell>
              <table:table-cell office:value-type="float" office:value="0.469075003062397">
                <text:p>0.469075003062397</text:p>
              </table:table-cell>
              <table:table-cell office:value-type="float" office:value="-0.268042134705653">
                <text:p>-0.268042134705653</text:p>
              </table:table-cell>
              <table:table-cell office:value-type="float" office:value="0.0634614030730063">
                <text:p>0.0634614030730063</text:p>
              </table:table-cell>
              <table:table-cell office:value-type="float" office:value="0.717518977635156">
                <text:p>0.717518977635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602928829262987">
                <text:p>0.602928829262987</text:p>
              </table:table-cell>
              <table:table-cell office:value-type="float" office:value="0.747117258195492">
                <text:p>0.747117258195492</text:p>
              </table:table-cell>
              <table:table-cell office:value-type="float" office:value="-0.291102824806456">
                <text:p>-0.291102824806456</text:p>
              </table:table-cell>
              <table:table-cell office:value-type="float" office:value="0.603212943934066">
                <text:p>0.603212943934066</text:p>
              </table:table-cell>
              <table:table-cell office:value-type="float" office:value="0.823881662513717">
                <text:p>0.823881662513717</text:p>
              </table:table-cell>
              <table:table-cell office:value-type="float" office:value="0.0397830382663155">
                <text:p>0.0397830382663155</text:p>
              </table:table-cell>
              <table:table-cell office:value-type="float" office:value="0.488077853906647">
                <text:p>0.488077853906647</text:p>
              </table:table-cell>
              <table:table-cell office:value-type="float" office:value="-0.268257079245654">
                <text:p>-0.268257079245654</text:p>
              </table:table-cell>
              <table:table-cell office:value-type="float" office:value="0.0698286009223781">
                <text:p>0.0698286009223781</text:p>
              </table:table-cell>
              <table:table-cell office:value-type="float" office:value="0.722921960390889">
                <text:p>0.722921960390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.599374407516256">
                <text:p>0.599374407516256</text:p>
              </table:table-cell>
              <table:table-cell office:value-type="float" office:value="0.74588463484218">
                <text:p>0.74588463484218</text:p>
              </table:table-cell>
              <table:table-cell office:value-type="float" office:value="-0.295583573261694">
                <text:p>-0.295583573261694</text:p>
              </table:table-cell>
              <table:table-cell office:value-type="float" office:value="0.600899693092611">
                <text:p>0.600899693092611</text:p>
              </table:table-cell>
              <table:table-cell office:value-type="float" office:value="0.824657028845444">
                <text:p>0.824657028845444</text:p>
              </table:table-cell>
              <table:table-cell office:value-type="float" office:value="0.0360460630621427">
                <text:p>0.0360460630621427</text:p>
              </table:table-cell>
              <table:table-cell office:value-type="float" office:value="0.496624656655443">
                <text:p>0.496624656655443</text:p>
              </table:table-cell>
              <table:table-cell office:value-type="float" office:value="-0.266719645800011">
                <text:p>-0.266719645800011</text:p>
              </table:table-cell>
              <table:table-cell office:value-type="float" office:value="0.0721112400901834">
                <text:p>0.0721112400901834</text:p>
              </table:table-cell>
              <table:table-cell office:value-type="float" office:value="0.725343355782427">
                <text:p>0.7253433557824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595781367911475">
                <text:p>0.595781367911475</text:p>
              </table:table-cell>
              <table:table-cell office:value-type="float" office:value="0.744284898105158">
                <text:p>0.744284898105158</text:p>
              </table:table-cell>
              <table:table-cell office:value-type="float" office:value="-0.297093550347529">
                <text:p>-0.297093550347529</text:p>
              </table:table-cell>
              <table:table-cell office:value-type="float" office:value="0.598957287029599">
                <text:p>0.598957287029599</text:p>
              </table:table-cell>
              <table:table-cell office:value-type="float" office:value="0.825386341488712">
                <text:p>0.825386341488712</text:p>
              </table:table-cell>
              <table:table-cell office:value-type="float" office:value="0.031142702410166">
                <text:p>0.031142702410166</text:p>
              </table:table-cell>
              <table:table-cell office:value-type="float" office:value="0.504242711652355">
                <text:p>0.504242711652355</text:p>
              </table:table-cell>
              <table:table-cell office:value-type="float" office:value="-0.2643279842347">
                <text:p>-0.2643279842347</text:p>
              </table:table-cell>
              <table:table-cell office:value-type="float" office:value="0.0742569830940055">
                <text:p>0.0742569830940055</text:p>
              </table:table-cell>
              <table:table-cell office:value-type="float" office:value="0.727648203393972">
                <text:p>0.7276482033939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.588930058653997">
                <text:p>0.588930058653997</text:p>
              </table:table-cell>
              <table:table-cell office:value-type="float" office:value="0.740837509327704">
                <text:p>0.740837509327704</text:p>
              </table:table-cell>
              <table:table-cell office:value-type="float" office:value="-0.294952031177602">
                <text:p>-0.294952031177602</text:p>
              </table:table-cell>
              <table:table-cell office:value-type="float" office:value="0.597099406583087">
                <text:p>0.597099406583087</text:p>
              </table:table-cell>
              <table:table-cell office:value-type="float" office:value="0.826782931594069">
                <text:p>0.826782931594069</text:p>
              </table:table-cell>
              <table:table-cell office:value-type="float" office:value="0.0186053120370669">
                <text:p>0.0186053120370669</text:p>
              </table:table-cell>
              <table:table-cell office:value-type="float" office:value="0.516429603970333">
                <text:p>0.516429603970333</text:p>
              </table:table-cell>
              <table:table-cell office:value-type="float" office:value="-0.258305486732866">
                <text:p>-0.258305486732866</text:p>
              </table:table-cell>
              <table:table-cell office:value-type="float" office:value="0.0795243535402325">
                <text:p>0.0795243535402325</text:p>
              </table:table-cell>
              <table:table-cell office:value-type="float" office:value="0.732182095701959">
                <text:p>0.732182095701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0.582972043719598">
                <text:p>0.582972043719598</text:p>
              </table:table-cell>
              <table:table-cell office:value-type="float" office:value="0.73797792535187">
                <text:p>0.73797792535187</text:p>
              </table:table-cell>
              <table:table-cell office:value-type="float" office:value="-0.289747103679594">
                <text:p>-0.289747103679594</text:p>
              </table:table-cell>
              <table:table-cell office:value-type="float" office:value="0.598187196398">
                <text:p>0.598187196398</text:p>
              </table:table-cell>
              <table:table-cell office:value-type="float" office:value="0.828371005895757">
                <text:p>0.828371005895757</text:p>
              </table:table-cell>
              <table:table-cell office:value-type="float" office:value="0.00359208524619969">
                <text:p>0.00359208524619969</text:p>
              </table:table-cell>
              <table:table-cell office:value-type="float" office:value="0.52495662953832">
                <text:p>0.52495662953832</text:p>
              </table:table-cell>
              <table:table-cell office:value-type="float" office:value="-0.252949492873678">
                <text:p>-0.252949492873678</text:p>
              </table:table-cell>
              <table:table-cell office:value-type="float" office:value="0.0865132043776071">
                <text:p>0.0865132043776071</text:p>
              </table:table-cell>
              <table:table-cell office:value-type="float" office:value="0.736934416565799">
                <text:p>0.7369344165657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0.577882021842851">
                <text:p>0.577882021842851</text:p>
              </table:table-cell>
              <table:table-cell office:value-type="float" office:value="0.736125083376302">
                <text:p>0.736125083376302</text:p>
              </table:table-cell>
              <table:table-cell office:value-type="float" office:value="-0.282855014140341">
                <text:p>-0.282855014140341</text:p>
              </table:table-cell>
              <table:table-cell office:value-type="float" office:value="0.601566526246028">
                <text:p>0.601566526246028</text:p>
              </table:table-cell>
              <table:table-cell office:value-type="float" office:value="0.83027761042377">
                <text:p>0.83027761042377</text:p>
              </table:table-cell>
              <table:table-cell office:value-type="float" office:value="-0.0126041682048859">
                <text:p>-0.0126041682048859</text:p>
              </table:table-cell>
              <table:table-cell office:value-type="float" office:value="0.530645180000734">
                <text:p>0.530645180000734</text:p>
              </table:table-cell>
              <table:table-cell office:value-type="float" office:value="-0.247264178998036">
                <text:p>-0.247264178998036</text:p>
              </table:table-cell>
              <table:table-cell office:value-type="float" office:value="0.0940165982155387">
                <text:p>0.0940165982155387</text:p>
              </table:table-cell>
              <table:table-cell office:value-type="float" office:value="0.741615759547415">
                <text:p>0.7416157595474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0.573385320918948">
                <text:p>0.573385320918948</text:p>
              </table:table-cell>
              <table:table-cell office:value-type="float" office:value="0.73514204044574">
                <text:p>0.73514204044574</text:p>
              </table:table-cell>
              <table:table-cell office:value-type="float" office:value="-0.274582512262484">
                <text:p>-0.274582512262484</text:p>
              </table:table-cell>
              <table:table-cell office:value-type="float" office:value="0.605971326158442">
                <text:p>0.605971326158442</text:p>
              </table:table-cell>
              <table:table-cell office:value-type="float" office:value="0.832482412570483">
                <text:p>0.832482412570483</text:p>
              </table:table-cell>
              <table:table-cell office:value-type="float" office:value="-0.0285664479620153">
                <text:p>-0.0285664479620153</text:p>
              </table:table-cell>
              <table:table-cell office:value-type="float" office:value="0.534630316784698">
                <text:p>0.534630316784698</text:p>
              </table:table-cell>
              <table:table-cell office:value-type="float" office:value="-0.241000464261969">
                <text:p>-0.241000464261969</text:p>
              </table:table-cell>
              <table:table-cell office:value-type="float" office:value="0.101424631119766">
                <text:p>0.101424631119766</text:p>
              </table:table-cell>
              <table:table-cell office:value-type="float" office:value="0.745842598457976">
                <text:p>0.745842598457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0.569138981945952">
                <text:p>0.569138981945952</text:p>
              </table:table-cell>
              <table:table-cell office:value-type="float" office:value="0.73453080107857">
                <text:p>0.73453080107857</text:p>
              </table:table-cell>
              <table:table-cell office:value-type="float" office:value="-0.265727817686698">
                <text:p>-0.265727817686698</text:p>
              </table:table-cell>
              <table:table-cell office:value-type="float" office:value="0.610668776347912">
                <text:p>0.610668776347912</text:p>
              </table:table-cell>
              <table:table-cell office:value-type="float" office:value="0.834703189247976">
                <text:p>0.834703189247976</text:p>
              </table:table-cell>
              <table:table-cell office:value-type="float" office:value="-0.04364565473282">
                <text:p>-0.04364565473282</text:p>
              </table:table-cell>
              <table:table-cell office:value-type="float" office:value="0.53753851048491">
                <text:p>0.53753851048491</text:p>
              </table:table-cell>
              <table:table-cell office:value-type="float" office:value="-0.234213414728399">
                <text:p>-0.234213414728399</text:p>
              </table:table-cell>
              <table:table-cell office:value-type="float" office:value="0.108647265072898">
                <text:p>0.108647265072898</text:p>
              </table:table-cell>
              <table:table-cell office:value-type="float" office:value="0.749540173454952">
                <text:p>0.749540173454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0.565187089778011">
                <text:p>0.565187089778011</text:p>
              </table:table-cell>
              <table:table-cell office:value-type="float" office:value="0.734161024913873">
                <text:p>0.734161024913873</text:p>
              </table:table-cell>
              <table:table-cell office:value-type="float" office:value="-0.256176104819929">
                <text:p>-0.256176104819929</text:p>
              </table:table-cell>
              <table:table-cell office:value-type="float" office:value="0.615532832999496">
                <text:p>0.615532832999496</text:p>
              </table:table-cell>
              <table:table-cell office:value-type="float" office:value="0.836952139176379">
                <text:p>0.836952139176379</text:p>
              </table:table-cell>
              <table:table-cell office:value-type="float" office:value="-0.0576911918698352">
                <text:p>-0.0576911918698352</text:p>
              </table:table-cell>
              <table:table-cell office:value-type="float" office:value="0.53990031092787">
                <text:p>0.53990031092787</text:p>
              </table:table-cell>
              <table:table-cell office:value-type="float" office:value="-0.227197196640907">
                <text:p>-0.227197196640907</text:p>
              </table:table-cell>
              <table:table-cell office:value-type="float" office:value="0.116209691136238">
                <text:p>0.116209691136238</text:p>
              </table:table-cell>
              <table:table-cell office:value-type="float" office:value="0.752846266256851">
                <text:p>0.7528462662568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0.560233020619881">
                <text:p>0.560233020619881</text:p>
              </table:table-cell>
              <table:table-cell office:value-type="float" office:value="0.734103825863811">
                <text:p>0.734103825863811</text:p>
              </table:table-cell>
              <table:table-cell office:value-type="float" office:value="-0.242220546117822">
                <text:p>-0.242220546117822</text:p>
              </table:table-cell>
              <table:table-cell office:value-type="float" office:value="0.623010205346488">
                <text:p>0.623010205346488</text:p>
              </table:table-cell>
              <table:table-cell office:value-type="float" office:value="0.840587861448856">
                <text:p>0.840587861448856</text:p>
              </table:table-cell>
              <table:table-cell office:value-type="float" office:value="-0.0770506718727479">
                <text:p>-0.0770506718727479</text:p>
              </table:table-cell>
              <table:table-cell office:value-type="float" office:value="0.543034392805252">
                <text:p>0.543034392805252</text:p>
              </table:table-cell>
              <table:table-cell office:value-type="float" office:value="-0.216454514233184">
                <text:p>-0.216454514233184</text:p>
              </table:table-cell>
              <table:table-cell office:value-type="float" office:value="0.129803315966472">
                <text:p>0.129803315966472</text:p>
              </table:table-cell>
              <table:table-cell office:value-type="float" office:value="0.757502059462097">
                <text:p>0.7575020594620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0.556704735550448">
                <text:p>0.556704735550448</text:p>
              </table:table-cell>
              <table:table-cell office:value-type="float" office:value="0.735028931215608">
                <text:p>0.735028931215608</text:p>
              </table:table-cell>
              <table:table-cell office:value-type="float" office:value="-0.228845533667551">
                <text:p>-0.228845533667551</text:p>
              </table:table-cell>
              <table:table-cell office:value-type="float" office:value="0.630323211914173">
                <text:p>0.630323211914173</text:p>
              </table:table-cell>
              <table:table-cell office:value-type="float" office:value="0.844711573594825">
                <text:p>0.844711573594825</text:p>
              </table:table-cell>
              <table:table-cell office:value-type="float" office:value="-0.0943958507955008">
                <text:p>-0.0943958507955008</text:p>
              </table:table-cell>
              <table:table-cell office:value-type="float" office:value="0.546573486750469">
                <text:p>0.546573486750469</text:p>
              </table:table-cell>
              <table:table-cell office:value-type="float" office:value="-0.204621790928968">
                <text:p>-0.204621790928968</text:p>
              </table:table-cell>
              <table:table-cell office:value-type="float" office:value="0.147083482447427">
                <text:p>0.147083482447427</text:p>
              </table:table-cell>
              <table:table-cell office:value-type="float" office:value="0.76205683147137">
                <text:p>0.76205683147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">
                <text:p>38</text:p>
              </table:table-cell>
              <table:table-cell office:value-type="float" office:value="0.554274176218264">
                <text:p>0.554274176218264</text:p>
              </table:table-cell>
              <table:table-cell office:value-type="float" office:value="0.737115044924594">
                <text:p>0.737115044924594</text:p>
              </table:table-cell>
              <table:table-cell office:value-type="float" office:value="-0.215182703907833">
                <text:p>-0.215182703907833</text:p>
              </table:table-cell>
              <table:table-cell office:value-type="float" office:value="0.637027688623782">
                <text:p>0.637027688623782</text:p>
              </table:table-cell>
              <table:table-cell office:value-type="float" office:value="0.849118986853161">
                <text:p>0.849118986853161</text:p>
              </table:table-cell>
              <table:table-cell office:value-type="float" office:value="-0.109255018190166">
                <text:p>-0.109255018190166</text:p>
              </table:table-cell>
              <table:table-cell office:value-type="float" office:value="0.551199472861955">
                <text:p>0.551199472861955</text:p>
              </table:table-cell>
              <table:table-cell office:value-type="float" office:value="-0.192656836802941">
                <text:p>-0.192656836802941</text:p>
              </table:table-cell>
              <table:table-cell office:value-type="float" office:value="0.167033284546997">
                <text:p>0.167033284546997</text:p>
              </table:table-cell>
              <table:table-cell office:value-type="float" office:value="0.766407705148713">
                <text:p>0.766407705148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">
                <text:p>41</text:p>
              </table:table-cell>
              <table:table-cell office:value-type="float" office:value="0.552391427197938">
                <text:p>0.552391427197938</text:p>
              </table:table-cell>
              <table:table-cell office:value-type="float" office:value="0.740156063130881">
                <text:p>0.740156063130881</text:p>
              </table:table-cell>
              <table:table-cell office:value-type="float" office:value="-0.203334647128444">
                <text:p>-0.203334647128444</text:p>
              </table:table-cell>
              <table:table-cell office:value-type="float" office:value="0.643188797386758">
                <text:p>0.643188797386758</text:p>
              </table:table-cell>
              <table:table-cell office:value-type="float" office:value="0.853477867619468">
                <text:p>0.853477867619468</text:p>
              </table:table-cell>
              <table:table-cell office:value-type="float" office:value="-0.121158311425209">
                <text:p>-0.121158311425209</text:p>
              </table:table-cell>
              <table:table-cell office:value-type="float" office:value="0.557094525092558">
                <text:p>0.557094525092558</text:p>
              </table:table-cell>
              <table:table-cell office:value-type="float" office:value="-0.18000554381166">
                <text:p>-0.18000554381166</text:p>
              </table:table-cell>
              <table:table-cell office:value-type="float" office:value="0.188552056181265">
                <text:p>0.188552056181265</text:p>
              </table:table-cell>
              <table:table-cell office:value-type="float" office:value="0.770535615968664">
                <text:p>0.7705356159686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0.549940078075225">
                <text:p>0.549940078075225</text:p>
              </table:table-cell>
              <table:table-cell office:value-type="float" office:value="0.744888666955459">
                <text:p>0.744888666955459</text:p>
              </table:table-cell>
              <table:table-cell office:value-type="float" office:value="-0.189290090479937">
                <text:p>-0.189290090479937</text:p>
              </table:table-cell>
              <table:table-cell office:value-type="float" office:value="0.649211851792325">
                <text:p>0.649211851792325</text:p>
              </table:table-cell>
              <table:table-cell office:value-type="float" office:value="0.858752190706661">
                <text:p>0.858752190706661</text:p>
              </table:table-cell>
              <table:table-cell office:value-type="float" office:value="-0.132539800006911">
                <text:p>-0.132539800006911</text:p>
              </table:table-cell>
              <table:table-cell office:value-type="float" office:value="0.56662495451182">
                <text:p>0.56662495451182</text:p>
              </table:table-cell>
              <table:table-cell office:value-type="float" office:value="-0.162293248070187">
                <text:p>-0.162293248070187</text:p>
              </table:table-cell>
              <table:table-cell office:value-type="float" office:value="0.21731171587742">
                <text:p>0.21731171587742</text:p>
              </table:table-cell>
              <table:table-cell office:value-type="float" office:value="0.775249569841502">
                <text:p>0.7752495698415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546992997828644">
                <text:p>0.546992997828644</text:p>
              </table:table-cell>
              <table:table-cell office:value-type="float" office:value="0.749517026810361">
                <text:p>0.749517026810361</text:p>
              </table:table-cell>
              <table:table-cell office:value-type="float" office:value="-0.17686594460975">
                <text:p>-0.17686594460975</text:p>
              </table:table-cell>
              <table:table-cell office:value-type="float" office:value="0.652460154192266">
                <text:p>0.652460154192266</text:p>
              </table:table-cell>
              <table:table-cell office:value-type="float" office:value="0.863004620833494">
                <text:p>0.863004620833494</text:p>
              </table:table-cell>
              <table:table-cell office:value-type="float" office:value="-0.139238500759436">
                <text:p>-0.139238500759436</text:p>
              </table:table-cell>
              <table:table-cell office:value-type="float" office:value="0.577432445325631">
                <text:p>0.577432445325631</text:p>
              </table:table-cell>
              <table:table-cell office:value-type="float" office:value="-0.144232288169835">
                <text:p>-0.144232288169835</text:p>
              </table:table-cell>
              <table:table-cell office:value-type="float" office:value="0.243703962961836">
                <text:p>0.243703962961836</text:p>
              </table:table-cell>
              <table:table-cell office:value-type="float" office:value="0.778799357760894">
                <text:p>0.7787993577608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">
                <text:p>54</text:p>
              </table:table-cell>
              <table:table-cell office:value-type="float" office:value="0.542170605624088">
                <text:p>0.542170605624088</text:p>
              </table:table-cell>
              <table:table-cell office:value-type="float" office:value="0.754214335379552">
                <text:p>0.754214335379552</text:p>
              </table:table-cell>
              <table:table-cell office:value-type="float" office:value="-0.164111257663471">
                <text:p>-0.164111257663471</text:p>
              </table:table-cell>
              <table:table-cell office:value-type="float" office:value="0.653320521263164">
                <text:p>0.653320521263164</text:p>
              </table:table-cell>
              <table:table-cell office:value-type="float" office:value="0.866653748343797">
                <text:p>0.866653748343797</text:p>
              </table:table-cell>
              <table:table-cell office:value-type="float" office:value="-0.141579800109879">
                <text:p>-0.141579800109879</text:p>
              </table:table-cell>
              <table:table-cell office:value-type="float" office:value="0.592293454566613">
                <text:p>0.592293454566613</text:p>
              </table:table-cell>
              <table:table-cell office:value-type="float" office:value="-0.121284028378516">
                <text:p>-0.121284028378516</text:p>
              </table:table-cell>
              <table:table-cell office:value-type="float" office:value="0.270010890514935">
                <text:p>0.270010890514935</text:p>
              </table:table-cell>
              <table:table-cell office:value-type="float" office:value="0.781287184910592">
                <text:p>0.7812871849105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">
                <text:p>59</text:p>
              </table:table-cell>
              <table:table-cell office:value-type="float" office:value="0.536328075847664">
                <text:p>0.536328075847664</text:p>
              </table:table-cell>
              <table:table-cell office:value-type="float" office:value="0.75751033767935">
                <text:p>0.75751033767935</text:p>
              </table:table-cell>
              <table:table-cell office:value-type="float" office:value="-0.157276393265966">
                <text:p>-0.157276393265966</text:p>
              </table:table-cell>
              <table:table-cell office:value-type="float" office:value="0.651420049248257">
                <text:p>0.651420049248257</text:p>
              </table:table-cell>
              <table:table-cell office:value-type="float" office:value="0.868953208591957">
                <text:p>0.868953208591957</text:p>
              </table:table-cell>
              <table:table-cell office:value-type="float" office:value="-0.137195826557044">
                <text:p>-0.137195826557044</text:p>
              </table:table-cell>
              <table:table-cell office:value-type="float" office:value="0.609265383418941">
                <text:p>0.609265383418941</text:p>
              </table:table-cell>
              <table:table-cell office:value-type="float" office:value="-0.100184355145646">
                <text:p>-0.100184355145646</text:p>
              </table:table-cell>
              <table:table-cell office:value-type="float" office:value="0.286664300453838">
                <text:p>0.286664300453838</text:p>
              </table:table-cell>
              <table:table-cell office:value-type="float" office:value="0.781791585580004">
                <text:p>0.781791585580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">
                <text:p>64</text:p>
              </table:table-cell>
              <table:table-cell office:value-type="float" office:value="0.530378696418064">
                <text:p>0.530378696418064</text:p>
              </table:table-cell>
              <table:table-cell office:value-type="float" office:value="0.759770022432996">
                <text:p>0.759770022432996</text:p>
              </table:table-cell>
              <table:table-cell office:value-type="float" office:value="-0.158588122044703">
                <text:p>-0.158588122044703</text:p>
              </table:table-cell>
              <table:table-cell office:value-type="float" office:value="0.647230044383871">
                <text:p>0.647230044383871</text:p>
              </table:table-cell>
              <table:table-cell office:value-type="float" office:value="0.870729387784696">
                <text:p>0.870729387784696</text:p>
              </table:table-cell>
              <table:table-cell office:value-type="float" office:value="-0.125470986274088">
                <text:p>-0.125470986274088</text:p>
              </table:table-cell>
              <table:table-cell office:value-type="float" office:value="0.628659742060154">
                <text:p>0.628659742060154</text:p>
              </table:table-cell>
              <table:table-cell office:value-type="float" office:value="-0.082830695087455">
                <text:p>-0.082830695087455</text:p>
              </table:table-cell>
              <table:table-cell office:value-type="float" office:value="0.294829025469147">
                <text:p>0.294829025469147</text:p>
              </table:table-cell>
              <table:table-cell office:value-type="float" office:value="0.780949869340789">
                <text:p>0.780949869340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0.524105405535722">
                <text:p>0.524105405535722</text:p>
              </table:table-cell>
              <table:table-cell office:value-type="float" office:value="0.76170224655748">
                <text:p>0.76170224655748</text:p>
              </table:table-cell>
              <table:table-cell office:value-type="float" office:value="-0.16724240131629">
                <text:p>-0.16724240131629</text:p>
              </table:table-cell>
              <table:table-cell office:value-type="float" office:value="0.639676172105005">
                <text:p>0.639676172105005</text:p>
              </table:table-cell>
              <table:table-cell office:value-type="float" office:value="0.872870285897252">
                <text:p>0.872870285897252</text:p>
              </table:table-cell>
              <table:table-cell office:value-type="float" office:value="-0.101993190119148">
                <text:p>-0.101993190119148</text:p>
              </table:table-cell>
              <table:table-cell office:value-type="float" office:value="0.654338529717908">
                <text:p>0.654338529717908</text:p>
              </table:table-cell>
              <table:table-cell office:value-type="float" office:value="-0.0679801944004027">
                <text:p>-0.0679801944004027</text:p>
              </table:table-cell>
              <table:table-cell office:value-type="float" office:value="0.29501949368949">
                <text:p>0.29501949368949</text:p>
              </table:table-cell>
              <table:table-cell office:value-type="float" office:value="0.779014132953397">
                <text:p>0.7790141329533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6">
                <text:p>76</text:p>
              </table:table-cell>
              <table:table-cell office:value-type="float" office:value="0.51961013759945">
                <text:p>0.51961013759945</text:p>
              </table:table-cell>
              <table:table-cell office:value-type="float" office:value="0.763489465334259">
                <text:p>0.763489465334259</text:p>
              </table:table-cell>
              <table:table-cell office:value-type="float" office:value="-0.180703001197579">
                <text:p>-0.180703001197579</text:p>
              </table:table-cell>
              <table:table-cell office:value-type="float" office:value="0.630919300578313">
                <text:p>0.630919300578313</text:p>
              </table:table-cell>
              <table:table-cell office:value-type="float" office:value="0.875511398660218">
                <text:p>0.875511398660218</text:p>
              </table:table-cell>
              <table:table-cell office:value-type="float" office:value="-0.0706545577595628">
                <text:p>-0.0706545577595628</text:p>
              </table:table-cell>
              <table:table-cell office:value-type="float" office:value="0.681168141215228">
                <text:p>0.681168141215228</text:p>
              </table:table-cell>
              <table:table-cell office:value-type="float" office:value="-0.0597931767399473">
                <text:p>-0.0597931767399473</text:p>
              </table:table-cell>
              <table:table-cell office:value-type="float" office:value="0.288500314468916">
                <text:p>0.288500314468916</text:p>
              </table:table-cell>
              <table:table-cell office:value-type="float" office:value="0.777392761383292">
                <text:p>0.7773927613832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3">
                <text:p>83</text:p>
              </table:table-cell>
              <table:table-cell office:value-type="float" office:value="0.517775936560973">
                <text:p>0.517775936560973</text:p>
              </table:table-cell>
              <table:table-cell office:value-type="float" office:value="0.766334493600523">
                <text:p>0.766334493600523</text:p>
              </table:table-cell>
              <table:table-cell office:value-type="float" office:value="-0.199121215376042">
                <text:p>-0.199121215376042</text:p>
              </table:table-cell>
              <table:table-cell office:value-type="float" office:value="0.623678641057248">
                <text:p>0.623678641057248</text:p>
              </table:table-cell>
              <table:table-cell office:value-type="float" office:value="0.879519478492976">
                <text:p>0.879519478492976</text:p>
              </table:table-cell>
              <table:table-cell office:value-type="float" office:value="-0.0280229025901948">
                <text:p>-0.0280229025901948</text:p>
              </table:table-cell>
              <table:table-cell office:value-type="float" office:value="0.71229679391331">
                <text:p>0.71229679391331</text:p>
              </table:table-cell>
              <table:table-cell office:value-type="float" office:value="-0.0550620521639631">
                <text:p>-0.0550620521639631</text:p>
              </table:table-cell>
              <table:table-cell office:value-type="float" office:value="0.278168147757039">
                <text:p>0.278168147757039</text:p>
              </table:table-cell>
              <table:table-cell office:value-type="float" office:value="0.777435209315659">
                <text:p>0.7774352093156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